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>
      <style:paragraph-properties fo:margin-top="0cm" fo:margin-bottom="0cm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2">
      <style:paragraph-properties fo:margin-top="0cm" fo:margin-bottom="0cm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3">
      <style:paragraph-properties fo:margin-top="0cm" fo:margin-bottom="0cm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4">
      <style:paragraph-properties fo:margin-top="0cm" fo:margin-bottom="0cm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>
      <style:paragraph-properties fo:margin-top="0cm" fo:margin-bottom="0cm" style:contextual-spacing="false"/>
    </style:style>
    <style:style style:name="P29" style:family="paragraph" style:parent-style-name="Text_20_body" style:list-style-name="L16"/>
    <style:style style:name="P30" style:family="paragraph" style:parent-style-name="Text_20_body" style:list-style-name="L17"/>
    <style:style style:name="P31" style:family="paragraph" style:parent-style-name="Text_20_body" style:list-style-name="L18">
      <style:paragraph-properties fo:margin-top="0cm" fo:margin-bottom="0cm" style:contextual-spacing="false"/>
    </style:style>
    <style:style style:name="P32" style:family="paragraph" style:parent-style-name="Text_20_body" style:list-style-name="L18"/>
    <style:style style:name="P33" style:family="paragraph" style:parent-style-name="Text_20_body" style:list-style-name="L19">
      <style:paragraph-properties fo:margin-top="0cm" fo:margin-bottom="0cm" style:contextual-spacing="false"/>
    </style:style>
    <style:style style:name="P34" style:family="paragraph" style:parent-style-name="Text_20_body" style:list-style-name="L19"/>
    <style:style style:name="P35" style:family="paragraph" style:parent-style-name="Text_20_body" style:list-style-name="L20"/>
    <style:style style:name="P36" style:family="paragraph" style:parent-style-name="Text_20_body" style:list-style-name="L21">
      <style:paragraph-properties fo:margin-top="0cm" fo:margin-bottom="0cm" style:contextual-spacing="false"/>
    </style:style>
    <style:style style:name="P37" style:family="paragraph" style:parent-style-name="Text_20_body" style:list-style-name="L21"/>
    <style:style style:name="P38" style:family="paragraph" style:parent-style-name="Text_20_body" style:list-style-name="L22"/>
    <style:style style:name="P39" style:family="paragraph" style:parent-style-name="Text_20_body" style:list-style-name="L23">
      <style:paragraph-properties fo:margin-top="0cm" fo:margin-bottom="0cm" style:contextual-spacing="false"/>
    </style:style>
    <style:style style:name="P40" style:family="paragraph" style:parent-style-name="Text_20_body" style:list-style-name="L23"/>
    <style:style style:name="P41" style:family="paragraph" style:parent-style-name="Text_20_body" style:list-style-name="L24">
      <style:paragraph-properties fo:margin-top="0cm" fo:margin-bottom="0cm" style:contextual-spacing="false"/>
    </style:style>
    <style:style style:name="P42" style:family="paragraph" style:parent-style-name="Text_20_body" style:list-style-name="L24"/>
    <style:style style:name="P43" style:family="paragraph" style:parent-style-name="Text_20_body" style:list-style-name="L25">
      <style:paragraph-properties fo:margin-top="0cm" fo:margin-bottom="0cm" style:contextual-spacing="false"/>
    </style:style>
    <style:style style:name="P44" style:family="paragraph" style:parent-style-name="Text_20_body" style:list-style-name="L25"/>
    <style:style style:name="P45" style:family="paragraph" style:parent-style-name="Text_20_body" style:list-style-name="L26">
      <style:paragraph-properties fo:margin-top="0cm" fo:margin-bottom="0cm" style:contextual-spacing="false"/>
    </style:style>
    <style:style style:name="P46" style:family="paragraph" style:parent-style-name="Text_20_body" style:list-style-name="L26"/>
    <style:style style:name="P47" style:family="paragraph" style:parent-style-name="Text_20_body" style:list-style-name="L27">
      <style:paragraph-properties fo:margin-top="0cm" fo:margin-bottom="0cm" style:contextual-spacing="false"/>
    </style:style>
    <style:style style:name="P48" style:family="paragraph" style:parent-style-name="Text_20_body" style:list-style-name="L27"/>
    <style:style style:name="P49" style:family="paragraph" style:parent-style-name="Text_20_body" style:list-style-name="L28">
      <style:paragraph-properties fo:margin-top="0cm" fo:margin-bottom="0cm" style:contextual-spacing="false"/>
    </style:style>
    <style:style style:name="P50" style:family="paragraph" style:parent-style-name="Text_20_body" style:list-style-name="L28"/>
    <style:style style:name="P51" style:family="paragraph" style:parent-style-name="Text_20_body" style:list-style-name="L29">
      <style:paragraph-properties fo:margin-top="0cm" fo:margin-bottom="0cm" style:contextual-spacing="false"/>
    </style:style>
    <style:style style:name="P52" style:family="paragraph" style:parent-style-name="Text_20_body" style:list-style-name="L29"/>
    <style:style style:name="P53" style:family="paragraph" style:parent-style-name="Text_20_body" style:list-style-name="L30">
      <style:paragraph-properties fo:margin-top="0cm" fo:margin-bottom="0cm" style:contextual-spacing="false"/>
    </style:style>
    <style:style style:name="P54" style:family="paragraph" style:parent-style-name="Text_20_body" style:list-style-name="L30"/>
    <style:style style:name="P55" style:family="paragraph" style:parent-style-name="Text_20_body" style:list-style-name="L31">
      <style:paragraph-properties fo:margin-top="0cm" fo:margin-bottom="0cm" style:contextual-spacing="false"/>
    </style:style>
    <style:style style:name="P56" style:family="paragraph" style:parent-style-name="Text_20_body" style:list-style-name="L31"/>
    <style:style style:name="P57" style:family="paragraph" style:parent-style-name="Text_20_body" style:list-style-name="L32"/>
    <style:style style:name="P58" style:family="paragraph" style:parent-style-name="Text_20_body" style:list-style-name="L33">
      <style:paragraph-properties fo:margin-top="0cm" fo:margin-bottom="0cm" style:contextual-spacing="false"/>
    </style:style>
    <style:style style:name="P59" style:family="paragraph" style:parent-style-name="Text_20_body" style:list-style-name="L33"/>
    <style:style style:name="P60" style:family="paragraph" style:parent-style-name="Text_20_body" style:list-style-name="L34"/>
    <style:style style:name="P61" style:family="paragraph" style:parent-style-name="Text_20_body" style:list-style-name="L35"/>
    <style:style style:name="P62" style:family="paragraph" style:parent-style-name="Text_20_body" style:list-style-name="L36">
      <style:paragraph-properties fo:margin-top="0cm" fo:margin-bottom="0cm" style:contextual-spacing="false"/>
    </style:style>
    <style:style style:name="P63" style:family="paragraph" style:parent-style-name="Text_20_body" style:list-style-name="L36"/>
    <style:style style:name="P64" style:family="paragraph" style:parent-style-name="Text_20_body" style:list-style-name="L37"/>
    <style:style style:name="P65" style:family="paragraph" style:parent-style-name="Text_20_body" style:list-style-name="L38">
      <style:paragraph-properties fo:margin-top="0cm" fo:margin-bottom="0cm" style:contextual-spacing="false"/>
    </style:style>
    <style:style style:name="P66" style:family="paragraph" style:parent-style-name="Text_20_body" style:list-style-name="L38"/>
    <style:style style:name="P67" style:family="paragraph" style:parent-style-name="Text_20_body" style:list-style-name="L39">
      <style:paragraph-properties fo:margin-top="0cm" fo:margin-bottom="0cm" style:contextual-spacing="false"/>
    </style:style>
    <style:style style:name="P68" style:family="paragraph" style:parent-style-name="Text_20_body" style:list-style-name="L39"/>
    <style:style style:name="P69" style:family="paragraph" style:parent-style-name="Text_20_body" style:list-style-name="L40">
      <style:paragraph-properties fo:margin-top="0cm" fo:margin-bottom="0cm" style:contextual-spacing="false"/>
    </style:style>
    <style:style style:name="P70" style:family="paragraph" style:parent-style-name="Text_20_body" style:list-style-name="L40"/>
    <style:style style:name="P71" style:family="paragraph" style:parent-style-name="Text_20_body" style:list-style-name="L41">
      <style:paragraph-properties fo:margin-top="0cm" fo:margin-bottom="0cm" style:contextual-spacing="false"/>
    </style:style>
    <style:style style:name="P72" style:family="paragraph" style:parent-style-name="Text_20_body" style:list-style-name="L41"/>
    <style:style style:name="P73" style:family="paragraph" style:parent-style-name="Text_20_body" style:list-style-name="L42">
      <style:paragraph-properties fo:margin-top="0cm" fo:margin-bottom="0cm" style:contextual-spacing="false"/>
    </style:style>
    <style:style style:name="P74" style:family="paragraph" style:parent-style-name="Text_20_body" style:list-style-name="L42"/>
    <style:style style:name="P75" style:family="paragraph" style:parent-style-name="Text_20_body" style:list-style-name="L43">
      <style:paragraph-properties fo:margin-top="0cm" fo:margin-bottom="0cm" style:contextual-spacing="false"/>
    </style:style>
    <style:style style:name="P76" style:family="paragraph" style:parent-style-name="Text_20_body" style:list-style-name="L43"/>
    <style:style style:name="P77" style:family="paragraph" style:parent-style-name="Text_20_body" style:list-style-name="L44">
      <style:paragraph-properties fo:margin-top="0cm" fo:margin-bottom="0cm" style:contextual-spacing="false"/>
    </style:style>
    <style:style style:name="P78" style:family="paragraph" style:parent-style-name="Text_20_body" style:list-style-name="L44"/>
    <style:style style:name="P79" style:family="paragraph" style:parent-style-name="Text_20_body" style:list-style-name="L45"/>
    <style:style style:name="P80" style:family="paragraph" style:parent-style-name="Text_20_body" style:list-style-name="L46">
      <style:paragraph-properties fo:margin-top="0cm" fo:margin-bottom="0cm" style:contextual-spacing="false"/>
    </style:style>
    <style:style style:name="P81" style:family="paragraph" style:parent-style-name="Text_20_body" style:list-style-name="L46"/>
    <style:style style:name="P82" style:family="paragraph" style:parent-style-name="Text_20_body" style:list-style-name="L47"/>
    <style:style style:name="P83" style:family="paragraph" style:parent-style-name="Text_20_body" style:list-style-name="L48">
      <style:paragraph-properties fo:margin-top="0cm" fo:margin-bottom="0cm" style:contextual-spacing="false"/>
    </style:style>
    <style:style style:name="P84" style:family="paragraph" style:parent-style-name="Text_20_body" style:list-style-name="L48"/>
    <style:style style:name="P85" style:family="paragraph" style:parent-style-name="Text_20_body" style:list-style-name="L49"/>
    <style:style style:name="P86" style:family="paragraph" style:parent-style-name="Text_20_body" style:list-style-name="L50">
      <style:paragraph-properties fo:margin-top="0cm" fo:margin-bottom="0cm" style:contextual-spacing="false"/>
    </style:style>
    <style:style style:name="P87" style:family="paragraph" style:parent-style-name="Text_20_body" style:list-style-name="L50"/>
    <style:style style:name="P88" style:family="paragraph" style:parent-style-name="Text_20_body" style:list-style-name="L51">
      <style:paragraph-properties fo:margin-top="0cm" fo:margin-bottom="0cm" style:contextual-spacing="false"/>
    </style:style>
    <style:style style:name="P89" style:family="paragraph" style:parent-style-name="Text_20_body" style:list-style-name="L51"/>
    <style:style style:name="P90" style:family="paragraph" style:parent-style-name="Text_20_body" style:list-style-name="L52">
      <style:paragraph-properties fo:margin-top="0cm" fo:margin-bottom="0cm" style:contextual-spacing="false"/>
    </style:style>
    <style:style style:name="P91" style:family="paragraph" style:parent-style-name="Text_20_body" style:list-style-name="L52"/>
    <style:style style:name="P92" style:family="paragraph" style:parent-style-name="Text_20_body" style:list-style-name="L53"/>
    <style:style style:name="P93" style:family="paragraph" style:parent-style-name="Text_20_body" style:list-style-name="L54">
      <style:paragraph-properties fo:margin-top="0cm" fo:margin-bottom="0cm" style:contextual-spacing="false"/>
    </style:style>
    <style:style style:name="P94" style:family="paragraph" style:parent-style-name="Text_20_body" style:list-style-name="L54"/>
    <style:style style:name="P95" style:family="paragraph" style:parent-style-name="Text_20_body" style:list-style-name="L55"/>
    <style:style style:name="P96" style:family="paragraph" style:parent-style-name="Text_20_body" style:list-style-name="L56">
      <style:paragraph-properties fo:margin-top="0cm" fo:margin-bottom="0cm" style:contextual-spacing="false"/>
    </style:style>
    <style:style style:name="P97" style:family="paragraph" style:parent-style-name="Text_20_body" style:list-style-name="L56"/>
    <style:style style:name="P98" style:family="paragraph" style:parent-style-name="Text_20_body" style:list-style-name="L57"/>
    <style:style style:name="P99" style:family="paragraph" style:parent-style-name="Text_20_body" style:list-style-name="L58">
      <style:paragraph-properties fo:margin-top="0cm" fo:margin-bottom="0cm" style:contextual-spacing="false"/>
    </style:style>
    <style:style style:name="P100" style:family="paragraph" style:parent-style-name="Text_20_body" style:list-style-name="L58"/>
    <style:style style:name="P101" style:family="paragraph" style:parent-style-name="Text_20_body" style:list-style-name="L59"/>
    <style:style style:name="P102" style:family="paragraph" style:parent-style-name="Text_20_body" style:list-style-name="L60">
      <style:paragraph-properties fo:margin-top="0cm" fo:margin-bottom="0cm" style:contextual-spacing="false"/>
    </style:style>
    <style:style style:name="P103" style:family="paragraph" style:parent-style-name="Text_20_body" style:list-style-name="L60"/>
    <style:style style:name="P104" style:family="paragraph" style:parent-style-name="Text_20_body" style:list-style-name="L61">
      <style:paragraph-properties fo:margin-top="0cm" fo:margin-bottom="0cm" style:contextual-spacing="false"/>
    </style:style>
    <style:style style:name="P105" style:family="paragraph" style:parent-style-name="Text_20_body" style:list-style-name="L61"/>
    <style:style style:name="P106" style:family="paragraph" style:parent-style-name="Text_20_body" style:list-style-name="L62">
      <style:paragraph-properties fo:margin-top="0cm" fo:margin-bottom="0cm" style:contextual-spacing="false"/>
    </style:style>
    <style:style style:name="P107" style:family="paragraph" style:parent-style-name="Text_20_body" style:list-style-name="L62"/>
    <style:style style:name="P108" style:family="paragraph" style:parent-style-name="Text_20_body" style:list-style-name="L63">
      <style:paragraph-properties fo:margin-top="0cm" fo:margin-bottom="0cm" style:contextual-spacing="false"/>
    </style:style>
    <style:style style:name="P109" style:family="paragraph" style:parent-style-name="Text_20_body" style:list-style-name="L63"/>
    <style:style style:name="P110" style:family="paragraph" style:parent-style-name="Text_20_body" style:list-style-name="L64">
      <style:paragraph-properties fo:margin-top="0cm" fo:margin-bottom="0cm" style:contextual-spacing="false"/>
    </style:style>
    <style:style style:name="P111" style:family="paragraph" style:parent-style-name="Text_20_body" style:list-style-name="L64"/>
    <style:style style:name="P112" style:family="paragraph" style:parent-style-name="Text_20_body" style:list-style-name="L65">
      <style:paragraph-properties fo:margin-top="0cm" fo:margin-bottom="0cm" style:contextual-spacing="false"/>
    </style:style>
    <style:style style:name="P113" style:family="paragraph" style:parent-style-name="Text_20_body" style:list-style-name="L65"/>
    <style:style style:name="P114" style:family="paragraph" style:parent-style-name="Text_20_body" style:list-style-name="L66">
      <style:paragraph-properties fo:margin-top="0cm" fo:margin-bottom="0cm" style:contextual-spacing="false"/>
    </style:style>
    <style:style style:name="P115" style:family="paragraph" style:parent-style-name="Text_20_body" style:list-style-name="L66"/>
    <style:style style:name="P116" style:family="paragraph" style:parent-style-name="Text_20_body" style:list-style-name="L67"/>
    <style:style style:name="P117" style:family="paragraph" style:parent-style-name="Text_20_body" style:list-style-name="L68"/>
    <style:style style:name="P118" style:family="paragraph" style:parent-style-name="Text_20_body" style:list-style-name="L69">
      <style:paragraph-properties fo:margin-top="0cm" fo:margin-bottom="0cm" style:contextual-spacing="false"/>
    </style:style>
    <style:style style:name="P119" style:family="paragraph" style:parent-style-name="Text_20_body" style:list-style-name="L69"/>
    <style:style style:name="P120" style:family="paragraph" style:parent-style-name="Text_20_body" style:list-style-name="L70">
      <style:paragraph-properties fo:margin-top="0cm" fo:margin-bottom="0cm" style:contextual-spacing="false"/>
    </style:style>
    <style:style style:name="P121" style:family="paragraph" style:parent-style-name="Text_20_body" style:list-style-name="L70"/>
    <style:style style:name="P122" style:family="paragraph" style:parent-style-name="Text_20_body" style:list-style-name="L71">
      <style:paragraph-properties fo:margin-top="0cm" fo:margin-bottom="0cm" style:contextual-spacing="false"/>
    </style:style>
    <style:style style:name="P123" style:family="paragraph" style:parent-style-name="Text_20_body" style:list-style-name="L71"/>
    <style:style style:name="P124" style:family="paragraph" style:parent-style-name="Text_20_body" style:list-style-name="L72"/>
    <style:style style:name="P125" style:family="paragraph" style:parent-style-name="Text_20_body" style:list-style-name="L73">
      <style:paragraph-properties fo:margin-top="0cm" fo:margin-bottom="0cm" style:contextual-spacing="false"/>
    </style:style>
    <style:style style:name="P126" style:family="paragraph" style:parent-style-name="Text_20_body" style:list-style-name="L73"/>
    <style:style style:name="P127" style:family="paragraph" style:parent-style-name="Text_20_body" style:list-style-name="L74">
      <style:paragraph-properties fo:margin-top="0cm" fo:margin-bottom="0cm" style:contextual-spacing="false"/>
    </style:style>
    <style:style style:name="P128" style:family="paragraph" style:parent-style-name="Text_20_body" style:list-style-name="L74"/>
    <style:style style:name="P129" style:family="paragraph" style:parent-style-name="Text_20_body" style:list-style-name="L75">
      <style:paragraph-properties fo:margin-top="0cm" fo:margin-bottom="0cm" style:contextual-spacing="false"/>
    </style:style>
    <style:style style:name="P130" style:family="paragraph" style:parent-style-name="Text_20_body" style:list-style-name="L75"/>
    <style:style style:name="P131" style:family="paragraph" style:parent-style-name="Text_20_body" style:list-style-name="L76">
      <style:paragraph-properties fo:margin-top="0cm" fo:margin-bottom="0cm" style:contextual-spacing="false"/>
    </style:style>
    <style:style style:name="P132" style:family="paragraph" style:parent-style-name="Text_20_body" style:list-style-name="L76"/>
    <style:style style:name="P133" style:family="paragraph" style:parent-style-name="Text_20_body" style:list-style-name="L77">
      <style:paragraph-properties fo:margin-top="0cm" fo:margin-bottom="0cm" style:contextual-spacing="false"/>
    </style:style>
    <style:style style:name="P134" style:family="paragraph" style:parent-style-name="Text_20_body" style:list-style-name="L77"/>
    <style:style style:name="P135" style:family="paragraph" style:parent-style-name="Text_20_body" style:list-style-name="L78">
      <style:paragraph-properties fo:margin-top="0cm" fo:margin-bottom="0cm" style:contextual-spacing="false"/>
    </style:style>
    <style:style style:name="P136" style:family="paragraph" style:parent-style-name="Text_20_body" style:list-style-name="L78"/>
    <style:style style:name="P137" style:family="paragraph" style:parent-style-name="Text_20_body" style:list-style-name="L79">
      <style:paragraph-properties fo:margin-top="0cm" fo:margin-bottom="0cm" style:contextual-spacing="false"/>
    </style:style>
    <style:style style:name="P138" style:family="paragraph" style:parent-style-name="Text_20_body" style:list-style-name="L79"/>
    <style:style style:name="P139" style:family="paragraph" style:parent-style-name="Text_20_body" style:list-style-name="L80">
      <style:paragraph-properties fo:margin-top="0cm" fo:margin-bottom="0cm" style:contextual-spacing="false"/>
    </style:style>
    <style:style style:name="P140" style:family="paragraph" style:parent-style-name="Text_20_body" style:list-style-name="L80"/>
    <style:style style:name="P141" style:family="paragraph" style:parent-style-name="Text_20_body" style:list-style-name="L81">
      <style:paragraph-properties fo:margin-top="0cm" fo:margin-bottom="0cm" style:contextual-spacing="false"/>
    </style:style>
    <style:style style:name="P142" style:family="paragraph" style:parent-style-name="Text_20_body" style:list-style-name="L81"/>
    <style:style style:name="P143" style:family="paragraph" style:parent-style-name="Text_20_body" style:list-style-name="L82">
      <style:paragraph-properties fo:margin-top="0cm" fo:margin-bottom="0cm" style:contextual-spacing="false"/>
    </style:style>
    <style:style style:name="P144" style:family="paragraph" style:parent-style-name="Text_20_body" style:list-style-name="L82"/>
    <style:style style:name="P145" style:family="paragraph" style:parent-style-name="Text_20_body" style:list-style-name="L83">
      <style:paragraph-properties fo:margin-top="0cm" fo:margin-bottom="0cm" style:contextual-spacing="false"/>
    </style:style>
    <style:style style:name="P146" style:family="paragraph" style:parent-style-name="Text_20_body" style:list-style-name="L83"/>
    <style:style style:name="P147" style:family="paragraph" style:parent-style-name="Text_20_body" style:list-style-name="L84">
      <style:paragraph-properties fo:margin-top="0cm" fo:margin-bottom="0cm" style:contextual-spacing="false"/>
    </style:style>
    <style:style style:name="P148" style:family="paragraph" style:parent-style-name="Text_20_body" style:list-style-name="L84"/>
    <style:style style:name="P149" style:family="paragraph" style:parent-style-name="Text_20_body" style:list-style-name="L85">
      <style:paragraph-properties fo:margin-top="0cm" fo:margin-bottom="0cm" style:contextual-spacing="false"/>
    </style:style>
    <style:style style:name="P150" style:family="paragraph" style:parent-style-name="Text_20_body" style:list-style-name="L85"/>
    <style:style style:name="P151" style:family="paragraph" style:parent-style-name="Text_20_body" style:list-style-name="L86"/>
    <style:style style:name="P152" style:family="paragraph" style:parent-style-name="Text_20_body" style:list-style-name="L87">
      <style:paragraph-properties fo:margin-top="0cm" fo:margin-bottom="0cm" style:contextual-spacing="false"/>
    </style:style>
    <style:style style:name="P153" style:family="paragraph" style:parent-style-name="Text_20_body" style:list-style-name="L87"/>
    <style:style style:name="P154" style:family="paragraph" style:parent-style-name="Text_20_body" style:list-style-name="L88">
      <style:paragraph-properties fo:margin-top="0cm" fo:margin-bottom="0cm" style:contextual-spacing="false"/>
    </style:style>
    <style:style style:name="P155" style:family="paragraph" style:parent-style-name="Text_20_body" style:list-style-name="L88"/>
    <style:style style:name="P156" style:family="paragraph" style:parent-style-name="Text_20_body" style:list-style-name="L89">
      <style:paragraph-properties fo:margin-top="0cm" fo:margin-bottom="0cm" style:contextual-spacing="false"/>
    </style:style>
    <style:style style:name="P157" style:family="paragraph" style:parent-style-name="Text_20_body" style:list-style-name="L89"/>
    <style:style style:name="P158" style:family="paragraph" style:parent-style-name="Text_20_body" style:list-style-name="L90"/>
    <style:style style:name="P159" style:family="paragraph" style:parent-style-name="Text_20_body" style:list-style-name="L91">
      <style:paragraph-properties fo:margin-top="0cm" fo:margin-bottom="0cm" style:contextual-spacing="false"/>
    </style:style>
    <style:style style:name="P160" style:family="paragraph" style:parent-style-name="Text_20_body" style:list-style-name="L91"/>
    <style:style style:name="P161" style:family="paragraph" style:parent-style-name="Text_20_body" style:list-style-name="L92">
      <style:paragraph-properties fo:margin-top="0cm" fo:margin-bottom="0cm" style:contextual-spacing="false"/>
    </style:style>
    <style:style style:name="P162" style:family="paragraph" style:parent-style-name="Text_20_body" style:list-style-name="L92"/>
    <style:style style:name="P163" style:family="paragraph" style:parent-style-name="Text_20_body" style:list-style-name="L93">
      <style:paragraph-properties fo:margin-top="0cm" fo:margin-bottom="0cm" style:contextual-spacing="false"/>
    </style:style>
    <style:style style:name="P164" style:family="paragraph" style:parent-style-name="Text_20_body" style:list-style-name="L93"/>
    <style:style style:name="P165" style:family="paragraph" style:parent-style-name="Text_20_body" style:list-style-name="L94">
      <style:paragraph-properties fo:margin-top="0cm" fo:margin-bottom="0cm" style:contextual-spacing="false"/>
    </style:style>
    <style:style style:name="P166" style:family="paragraph" style:parent-style-name="Text_20_body" style:list-style-name="L94"/>
    <style:style style:name="P167" style:family="paragraph" style:parent-style-name="Text_20_body" style:list-style-name="L95">
      <style:paragraph-properties fo:margin-top="0cm" fo:margin-bottom="0cm" style:contextual-spacing="false"/>
    </style:style>
    <style:style style:name="P168" style:family="paragraph" style:parent-style-name="Text_20_body" style:list-style-name="L95"/>
    <style:style style:name="P169" style:family="paragraph" style:parent-style-name="Text_20_body" style:list-style-name="L96">
      <style:paragraph-properties fo:margin-top="0cm" fo:margin-bottom="0cm" style:contextual-spacing="false"/>
    </style:style>
    <style:style style:name="P170" style:family="paragraph" style:parent-style-name="Text_20_body" style:list-style-name="L96"/>
    <style:style style:name="P171" style:family="paragraph" style:parent-style-name="Text_20_body" style:list-style-name="L97">
      <style:paragraph-properties fo:margin-top="0cm" fo:margin-bottom="0cm" style:contextual-spacing="false"/>
    </style:style>
    <style:style style:name="P172" style:family="paragraph" style:parent-style-name="Text_20_body" style:list-style-name="L97"/>
    <style:style style:name="P173" style:family="paragraph" style:parent-style-name="Text_20_body" style:list-style-name="L98">
      <style:paragraph-properties fo:margin-top="0cm" fo:margin-bottom="0cm" style:contextual-spacing="false"/>
    </style:style>
    <style:style style:name="P174" style:family="paragraph" style:parent-style-name="Text_20_body" style:list-style-name="L98"/>
    <style:style style:name="P175" style:family="paragraph" style:parent-style-name="Text_20_body" style:list-style-name="L99">
      <style:paragraph-properties fo:margin-top="0cm" fo:margin-bottom="0cm" style:contextual-spacing="false"/>
    </style:style>
    <style:style style:name="P176" style:family="paragraph" style:parent-style-name="Text_20_body" style:list-style-name="L99"/>
    <style:style style:name="P177" style:family="paragraph" style:parent-style-name="Text_20_body" style:list-style-name="L100">
      <style:paragraph-properties fo:margin-top="0cm" fo:margin-bottom="0cm" style:contextual-spacing="false"/>
    </style:style>
    <style:style style:name="P178" style:family="paragraph" style:parent-style-name="Text_20_body" style:list-style-name="L100"/>
    <style:style style:name="P179" style:family="paragraph" style:parent-style-name="Text_20_body" style:list-style-name="L101">
      <style:paragraph-properties fo:margin-top="0cm" fo:margin-bottom="0cm" style:contextual-spacing="false"/>
    </style:style>
    <style:style style:name="P180" style:family="paragraph" style:parent-style-name="Text_20_body" style:list-style-name="L101"/>
    <style:style style:name="P181" style:family="paragraph" style:parent-style-name="Text_20_body" style:list-style-name="L102">
      <style:paragraph-properties fo:margin-top="0cm" fo:margin-bottom="0cm" style:contextual-spacing="false"/>
    </style:style>
    <style:style style:name="P182" style:family="paragraph" style:parent-style-name="Text_20_body" style:list-style-name="L102"/>
    <style:style style:name="P183" style:family="paragraph" style:parent-style-name="Text_20_body" style:list-style-name="L103">
      <style:paragraph-properties fo:margin-top="0cm" fo:margin-bottom="0cm" style:contextual-spacing="false"/>
    </style:style>
    <style:style style:name="P184" style:family="paragraph" style:parent-style-name="Text_20_body" style:list-style-name="L103"/>
    <style:style style:name="P185" style:family="paragraph" style:parent-style-name="Text_20_body" style:list-style-name="L104">
      <style:paragraph-properties fo:margin-top="0cm" fo:margin-bottom="0cm" style:contextual-spacing="false"/>
    </style:style>
    <style:style style:name="P186" style:family="paragraph" style:parent-style-name="Text_20_body" style:list-style-name="L104"/>
    <style:style style:name="P187" style:family="paragraph" style:parent-style-name="Text_20_body" style:list-style-name="L105">
      <style:paragraph-properties fo:margin-top="0cm" fo:margin-bottom="0cm" style:contextual-spacing="false"/>
    </style:style>
    <style:style style:name="P188" style:family="paragraph" style:parent-style-name="Text_20_body" style:list-style-name="L105"/>
    <style:style style:name="P189" style:family="paragraph" style:parent-style-name="Text_20_body" style:list-style-name="L106"/>
    <style:style style:name="P190" style:family="paragraph" style:parent-style-name="Text_20_body" style:list-style-name="L107">
      <style:paragraph-properties fo:margin-top="0cm" fo:margin-bottom="0cm" style:contextual-spacing="false"/>
    </style:style>
    <style:style style:name="P191" style:family="paragraph" style:parent-style-name="Text_20_body" style:list-style-name="L107"/>
    <style:style style:name="P192" style:family="paragraph" style:parent-style-name="Text_20_body" style:list-style-name="L108">
      <style:paragraph-properties fo:margin-top="0cm" fo:margin-bottom="0cm" style:contextual-spacing="false"/>
    </style:style>
    <style:style style:name="P193" style:family="paragraph" style:parent-style-name="Text_20_body" style:list-style-name="L108"/>
    <style:style style:name="P194" style:family="paragraph" style:parent-style-name="Text_20_body" style:list-style-name="L109">
      <style:paragraph-properties fo:margin-top="0cm" fo:margin-bottom="0cm" style:contextual-spacing="false"/>
    </style:style>
    <style:style style:name="P195" style:family="paragraph" style:parent-style-name="Text_20_body" style:list-style-name="L109"/>
    <style:style style:name="P196" style:family="paragraph" style:parent-style-name="Text_20_body" style:list-style-name="L110">
      <style:paragraph-properties fo:margin-top="0cm" fo:margin-bottom="0cm" style:contextual-spacing="false"/>
    </style:style>
    <style:style style:name="P197" style:family="paragraph" style:parent-style-name="Text_20_body" style:list-style-name="L110"/>
    <style:style style:name="P198" style:family="paragraph" style:parent-style-name="Text_20_body" style:list-style-name="L111">
      <style:paragraph-properties fo:margin-top="0cm" fo:margin-bottom="0cm" style:contextual-spacing="false"/>
    </style:style>
    <style:style style:name="P199" style:family="paragraph" style:parent-style-name="Text_20_body" style:list-style-name="L111"/>
    <style:style style:name="P200" style:family="paragraph" style:parent-style-name="Text_20_body" style:list-style-name="L112">
      <style:paragraph-properties fo:margin-top="0cm" fo:margin-bottom="0cm" style:contextual-spacing="false"/>
    </style:style>
    <style:style style:name="P201" style:family="paragraph" style:parent-style-name="Text_20_body" style:list-style-name="L112"/>
    <style:style style:name="P202" style:family="paragraph" style:parent-style-name="Text_20_body" style:list-style-name="L113">
      <style:paragraph-properties fo:margin-top="0cm" fo:margin-bottom="0cm" style:contextual-spacing="false"/>
    </style:style>
    <style:style style:name="P203" style:family="paragraph" style:parent-style-name="Text_20_body" style:list-style-name="L113"/>
    <style:style style:name="P204" style:family="paragraph" style:parent-style-name="Text_20_body" style:list-style-name="L114">
      <style:paragraph-properties fo:margin-top="0cm" fo:margin-bottom="0cm" style:contextual-spacing="false"/>
    </style:style>
    <style:style style:name="P205" style:family="paragraph" style:parent-style-name="Text_20_body" style:list-style-name="L114"/>
    <style:style style:name="P206" style:family="paragraph" style:parent-style-name="Text_20_body" style:list-style-name="L115">
      <style:paragraph-properties fo:margin-top="0cm" fo:margin-bottom="0cm" style:contextual-spacing="false"/>
    </style:style>
    <style:style style:name="P207" style:family="paragraph" style:parent-style-name="Text_20_body" style:list-style-name="L115"/>
    <style:style style:name="P208" style:family="paragraph" style:parent-style-name="Text_20_body" style:list-style-name="L116">
      <style:paragraph-properties fo:margin-top="0cm" fo:margin-bottom="0cm" style:contextual-spacing="false"/>
    </style:style>
    <style:style style:name="P209" style:family="paragraph" style:parent-style-name="Text_20_body" style:list-style-name="L116"/>
    <style:style style:name="P210" style:family="paragraph" style:parent-style-name="Text_20_body" style:list-style-name="L117">
      <style:paragraph-properties fo:margin-top="0cm" fo:margin-bottom="0cm" style:contextual-spacing="false"/>
    </style:style>
    <style:style style:name="P211" style:family="paragraph" style:parent-style-name="Text_20_body" style:list-style-name="L117"/>
    <style:style style:name="P212" style:family="paragraph" style:parent-style-name="Text_20_body" style:list-style-name="L118">
      <style:paragraph-properties fo:margin-top="0cm" fo:margin-bottom="0cm" style:contextual-spacing="false"/>
    </style:style>
    <style:style style:name="P213" style:family="paragraph" style:parent-style-name="Text_20_body" style:list-style-name="L118"/>
    <style:style style:name="P214" style:family="paragraph" style:parent-style-name="Text_20_body" style:list-style-name="L119">
      <style:paragraph-properties fo:margin-top="0cm" fo:margin-bottom="0cm" style:contextual-spacing="false"/>
    </style:style>
    <style:style style:name="P215" style:family="paragraph" style:parent-style-name="Text_20_body" style:list-style-name="L119"/>
    <style:style style:name="P216" style:family="paragraph" style:parent-style-name="Text_20_body" style:list-style-name="L120">
      <style:paragraph-properties fo:margin-top="0cm" fo:margin-bottom="0cm" style:contextual-spacing="false"/>
    </style:style>
    <style:style style:name="P217" style:family="paragraph" style:parent-style-name="Text_20_body" style:list-style-name="L120"/>
    <style:style style:name="P218" style:family="paragraph" style:parent-style-name="Text_20_body" style:list-style-name="L121">
      <style:paragraph-properties fo:margin-top="0cm" fo:margin-bottom="0cm" style:contextual-spacing="false"/>
    </style:style>
    <style:style style:name="P219" style:family="paragraph" style:parent-style-name="Text_20_body" style:list-style-name="L121"/>
    <style:style style:name="P220" style:family="paragraph" style:parent-style-name="Text_20_body" style:list-style-name="L122">
      <style:paragraph-properties fo:margin-top="0cm" fo:margin-bottom="0cm" style:contextual-spacing="false"/>
    </style:style>
    <style:style style:name="P221" style:family="paragraph" style:parent-style-name="Text_20_body" style:list-style-name="L122"/>
    <style:style style:name="P222" style:family="paragraph" style:parent-style-name="Text_20_body" style:list-style-name="L123">
      <style:paragraph-properties fo:margin-top="0cm" fo:margin-bottom="0cm" style:contextual-spacing="false"/>
    </style:style>
    <style:style style:name="P223" style:family="paragraph" style:parent-style-name="Text_20_body" style:list-style-name="L123"/>
    <style:style style:name="P224" style:family="paragraph" style:parent-style-name="Preformatted_20_Text">
      <style:paragraph-properties fo:margin-top="0cm" fo:margin-bottom="0.499cm" style:contextual-spacing="false"/>
    </style:style>
    <style:style style:name="P225" style:family="paragraph" style:parent-style-name="Text_20_body" style:list-style-name="L124">
      <style:paragraph-properties fo:margin-top="0cm" fo:margin-bottom="0cm" style:contextual-spacing="false"/>
    </style:style>
    <style:style style:name="P226" style:family="paragraph" style:parent-style-name="Text_20_body" style:list-style-name="L124"/>
    <style:style style:name="P227" style:family="paragraph" style:parent-style-name="Text_20_body" style:list-style-name="L125">
      <style:paragraph-properties fo:margin-top="0cm" fo:margin-bottom="0cm" style:contextual-spacing="false"/>
    </style:style>
    <style:style style:name="P228" style:family="paragraph" style:parent-style-name="Text_20_body" style:list-style-name="L125"/>
    <style:style style:name="P229" style:family="paragraph" style:parent-style-name="Text_20_body" style:list-style-name="L126">
      <style:paragraph-properties fo:margin-top="0cm" fo:margin-bottom="0cm" style:contextual-spacing="false"/>
    </style:style>
    <style:style style:name="P230" style:family="paragraph" style:parent-style-name="Text_20_body" style:list-style-name="L126"/>
    <style:style style:name="P231" style:family="paragraph" style:parent-style-name="Text_20_body" style:list-style-name="L127">
      <style:paragraph-properties fo:margin-top="0cm" fo:margin-bottom="0cm" style:contextual-spacing="false"/>
    </style:style>
    <style:style style:name="P232" style:family="paragraph" style:parent-style-name="Text_20_body" style:list-style-name="L127"/>
    <style:style style:name="P233" style:family="paragraph" style:parent-style-name="Text_20_body" style:list-style-name="L128">
      <style:paragraph-properties fo:margin-top="0cm" fo:margin-bottom="0cm" style:contextual-spacing="false"/>
    </style:style>
    <style:style style:name="P234" style:family="paragraph" style:parent-style-name="Text_20_body" style:list-style-name="L128"/>
    <style:style style:name="P235" style:family="paragraph" style:parent-style-name="Text_20_body" style:list-style-name="L129"/>
    <style:style style:name="P236" style:family="paragraph" style:parent-style-name="Text_20_body" style:list-style-name="L130">
      <style:paragraph-properties fo:margin-top="0cm" fo:margin-bottom="0cm" style:contextual-spacing="false"/>
    </style:style>
    <style:style style:name="P237" style:family="paragraph" style:parent-style-name="Text_20_body" style:list-style-name="L130"/>
    <style:style style:name="P238" style:family="paragraph" style:parent-style-name="Text_20_body" style:list-style-name="L131">
      <style:paragraph-properties fo:margin-top="0cm" fo:margin-bottom="0cm" style:contextual-spacing="false"/>
    </style:style>
    <style:style style:name="P239" style:family="paragraph" style:parent-style-name="Text_20_body" style:list-style-name="L131"/>
    <style:style style:name="P240" style:family="paragraph" style:parent-style-name="Text_20_body" style:list-style-name="L132">
      <style:paragraph-properties fo:margin-top="0cm" fo:margin-bottom="0cm" style:contextual-spacing="false"/>
    </style:style>
    <style:style style:name="P241" style:family="paragraph" style:parent-style-name="Text_20_body" style:list-style-name="L132"/>
    <style:style style:name="P242" style:family="paragraph" style:parent-style-name="Text_20_body" style:list-style-name="L133">
      <style:paragraph-properties fo:margin-top="0cm" fo:margin-bottom="0cm" style:contextual-spacing="false"/>
    </style:style>
    <style:style style:name="P243" style:family="paragraph" style:parent-style-name="Text_20_body" style:list-style-name="L133"/>
    <style:style style:name="P244" style:family="paragraph" style:parent-style-name="Text_20_body" style:list-style-name="L134">
      <style:paragraph-properties fo:margin-top="0cm" fo:margin-bottom="0cm" style:contextual-spacing="false"/>
    </style:style>
    <style:style style:name="P245" style:family="paragraph" style:parent-style-name="Text_20_body" style:list-style-name="L134"/>
    <style:style style:name="P246" style:family="paragraph" style:parent-style-name="Text_20_body" style:list-style-name="L135">
      <style:paragraph-properties fo:margin-top="0cm" fo:margin-bottom="0cm" style:contextual-spacing="false"/>
    </style:style>
    <style:style style:name="P247" style:family="paragraph" style:parent-style-name="Text_20_body" style:list-style-name="L135"/>
    <style:style style:name="P248" style:family="paragraph" style:parent-style-name="Text_20_body" style:list-style-name="L136">
      <style:paragraph-properties fo:margin-top="0cm" fo:margin-bottom="0cm" style:contextual-spacing="false"/>
    </style:style>
    <style:style style:name="P249" style:family="paragraph" style:parent-style-name="Text_20_body" style:list-style-name="L136"/>
    <style:style style:name="P250" style:family="paragraph" style:parent-style-name="Text_20_body" style:list-style-name="L137">
      <style:paragraph-properties fo:margin-top="0cm" fo:margin-bottom="0cm" style:contextual-spacing="false"/>
    </style:style>
    <style:style style:name="P251" style:family="paragraph" style:parent-style-name="Text_20_body" style:list-style-name="L137"/>
    <style:style style:name="P252" style:family="paragraph" style:parent-style-name="Text_20_body" style:list-style-name="L138">
      <style:paragraph-properties fo:margin-top="0cm" fo:margin-bottom="0cm" style:contextual-spacing="false"/>
    </style:style>
    <style:style style:name="P253" style:family="paragraph" style:parent-style-name="Text_20_body" style:list-style-name="L13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Ниже — список <text:span text:style-name="Strong_20_Emphasis">реально вычислимых</text:span> (на вашем симуляторе) предсказаний/объяснений, которые можно опереть на общедоступные данные. Я буду исходить из того, что у вас уже есть “MVP мира”:</text:p>
      <text:list text:style-name="L1">
        <text:list-item>
          <text:p text:style-name="P1">1D‑подложка + правила переписывания (SM‑ядро), </text:p>
        </text:list-item>
        <text:list-item>
          <text:p text:style-name="P1">power‑law граф геометрии (α≈2) с лаплассианом Lϕ=ρ, </text:p>
        </text:list-item>
        <text:list-item>
          <text:p text:style-name="P1">IFACE‑embedding, OBS/IFACE, OBSFitness, </text:p>
        </text:list-item>
        <text:list-item>
          <text:p text:style-name="P1">режим FTL через wormhole‑слой H(t) как path‑shortening, </text:p>
        </text:list-item>
        <text:list-item>
          <text:p text:style-name="P2">модель смысловой/наблюдательской динамики (t_OT, β₁_sem, Q(t), λ_s(t)). </text:p>
        </text:list-item>
      </text:list>
      <text:p text:style-name="Text_20_body">Ключевое: полезные предсказания должны быть <text:span text:style-name="Strong_20_Emphasis">операциональными</text:span>: “что именно измерить” и “какую форму кривой/распределения ожидать”, а не философские.</text:p>
      <text:h text:style-name="Heading_20_1" text:outline-level="1">0) Принцип предсказаний в вашей теории</text:h>
      <text:p text:style-name="Text_20_body">У вас два уровня:</text:p>
      <text:list text:style-name="L2">
        <text:list-item>
          <text:p text:style-name="P3"><text:span text:style-name="Strong_20_Emphasis">Контекст=0 (совместимость):</text:span> мир должен воспроизводить стандартные наблюдения (GR/SM/QM) в пределах экспериментальных ошибок.</text:p>
        </text:list-item>
        <text:list-item>
          <text:p text:style-name="P3"><text:span text:style-name="Strong_20_Emphasis">Контекст=1 (расширенный режим):</text:span> появляются новые явления (wormhole/path‑shortening, антиграв режимы, probability control). Это зона предсказаний: когда и как “аномалии” должны проявляться, и почему в обычных условиях мы их не видим.</text:p>
        </text:list-item>
      </text:list>
      <text:p text:style-name="Text_20_body">Поэтому хорошая стратегия: найти предсказания, которые:</text:p>
      <text:list text:style-name="L3">
        <text:list-item>
          <text:p text:style-name="P4">в режиме контекст=0 дают <text:span text:style-name="Strong_20_Emphasis">малые</text:span>, но специфические поправки; </text:p>
        </text:list-item>
        <text:list-item>
          <text:p text:style-name="P5">в режиме контекст=1 дают <text:span text:style-name="Strong_20_Emphasis">редкие, но резкие</text:span> события (tail events). </text:p>
        </text:list-item>
      </text:list>
      <text:h text:style-name="Heading_20_1" text:outline-level="1">1) Астрофизика/космология: что можно предсказать и проверить на открытых данных</text:h>
      <text:h text:style-name="Heading_20_2" text:outline-level="2">1.1. Отклонения от ньютоновского 1/r² на очень больших масштабах (не как MOND “в целом”, а как форма остатка)</text:h>
      <text:p text:style-name="Text_20_body">У вас гравитация возникает из:</text:p>
      <text:list text:style-name="L4">
        <text:list-item>
          <text:p text:style-name="P6">дискретного power‑law графа + лаплассиана </text:p>
        </text:list-item>
        <text:list-item>
          <text:p text:style-name="P7">и имеет “планковский” масштаб в hops (в модельных единицах). </text:p>
        </text:list-item>
      </text:list>
      <text:p text:style-name="Text_20_body">Это почти неизбежно даёт <text:span text:style-name="Strong_20_Emphasis">масштабные отклонения</text:span>:</text:p>
      <text:list text:style-name="L5">
        <text:list-item>
          <text:p text:style-name="P8">на ультрамалых масштабах (ниже ℓ_P в hops), </text:p>
        </text:list-item>
        <text:list-item>
          <text:p text:style-name="P9">и на ультрабольших (finite size / graph‑renormalization). </text:p>
        </text:list-item>
      </text:list>
      <text:p text:style-name="Text_20_body"><text:soft-page-break/><text:span text:style-name="Strong_20_Emphasis">Предсказание формы:</text:span><text:line-break/>не “просто MOND”, а конкретный вид остатка в эффективном потенциале:</text:p>
      <text:p text:style-name="Text_20_body">F(r)=GMr2(1+δ(r)),<text:line-break/>где δ(r) будет:</text:p>
      <text:list text:style-name="L6">
        <text:list-item>
          <text:p text:style-name="P10">почти 0 на промежуточном диапазоне, </text:p>
        </text:list-item>
        <text:list-item>
          <text:p text:style-name="P10">систематически отличаться от 0 за пределами «окна скейлинга», </text:p>
        </text:list-item>
        <text:list-item>
          <text:p text:style-name="P11">причём форма δ(r) будет зависеть от параметров графа (α, структуры иерархий). </text:p>
        </text:list-item>
      </text:list>
      <text:p text:style-name="Text_20_body"><text:span text:style-name="Strong_20_Emphasis">Как тестировать по открытым данным:</text:span></text:p>
      <text:list text:style-name="L7">
        <text:list-item>
          <text:p text:style-name="P12">кривые вращения галактик (SPARC), </text:p>
        </text:list-item>
        <text:list-item>
          <text:p text:style-name="P12">сильное/слабое гравитационное линзирование (DES/LSST/Planck), </text:p>
        </text:list-item>
        <text:list-item>
          <text:p text:style-name="P13">профили масс скоплений (CLASH). </text:p>
        </text:list-item>
      </text:list>
      <text:p text:style-name="Text_20_body"><text:span text:style-name="Strong_20_Emphasis">Что именно сравнивать:</text:span></text:p>
      <text:list text:style-name="L8">
        <text:list-item>
          <text:p text:style-name="P14">не только “скорость vs r”, а форму отклонения δ(r) и её универсальность: </text:p>
          <text:list>
            <text:list-item>
              <text:p text:style-name="P14">у вас δ(r) должна быть связана с масштабной структурой графа, поэтому предсказывается: </text:p>
              <text:list>
                <text:list-item>
                  <text:p text:style-name="P15"><text:span text:style-name="Strong_20_Emphasis">одна и та же функциональная форма</text:span> δ(r) при масштабировании, а не произвольная галактика‑по‑галактике. </text:p>
                </text:list-item>
              </text:list>
            </text:list-item>
          </text:list>
        </text:list-item>
      </text:list>
      <text:p text:style-name="Text_20_body"><text:span text:style-name="Strong_20_Emphasis">Вычислительная модель:</text:span></text:p>
      <text:list text:style-name="L9">
        <text:list-item>
          <text:p text:style-name="P16">построить набор “галактик” как распределения источников ρ на графе, </text:p>
        </text:list-item>
        <text:list-item>
          <text:p text:style-name="P16">вычислять φ решением Lφ=ρ, </text:p>
        </text:list-item>
        <text:list-item>
          <text:p text:style-name="P16">извлекать F(r) и δ(r), </text:p>
        </text:list-item>
        <text:list-item>
          <text:p text:style-name="P17">обучить отображение параметров графа → δ(r) и затем подгонять SPARC. </text:p>
        </text:list-item>
      </text:list>
      <text:h text:style-name="Heading_20_2" text:outline-level="2">1.2. “Скрытая” эффективная размерность и её следствия: D_eff≈4 как объяснение некоторых космологических феноменов</text:h>
      <text:p text:style-name="Text_20_body">В вашей валидированной геометрии:</text:p>
      <text:list text:style-name="L10">
        <text:list-item>
          <text:p text:style-name="P18">спектральная/фрактальная размерность графа может быть ≈4, при этом наблюдатель видит 3D закон F~1/r². </text:p>
        </text:list-item>
      </text:list>
      <text:p text:style-name="Text_20_body"><text:span text:style-name="Strong_20_Emphasis">Предсказание:</text:span><text:line-break/>существуют наблюдаемые эффекты “скрытой размерности” в <text:span text:style-name="Strong_20_Emphasis">распространении</text:span> и <text:span text:style-name="Strong_20_Emphasis">диссипации</text:span> полей/корреляций, не сводимые к 3D гладкому пространству.</text:p>
      <text:p text:style-name="Text_20_body">Это может проявиться как:</text:p>
      <text:list text:style-name="L11">
        <text:list-item>
          <text:p text:style-name="P19">необычные скейлинги корреляционных функций, </text:p>
        </text:list-item>
        <text:list-item>
          <text:p text:style-name="P20">анизотропные или scale‑dependent эффекты диффузии. </text:p>
        </text:list-item>
      </text:list>
      <text:p text:style-name="Text_20_body"><text:span text:style-name="Strong_20_Emphasis">Данные:</text:span></text:p>
      <text:list text:style-name="L12">
        <text:list-item>
          <text:p text:style-name="P21">CMB (Planck): скейлинги корреляций на больших углах, </text:p>
        </text:list-item>
        <text:list-item>
          <text:p text:style-name="P22">large‑scale structure (BOSS, DESI): power spectrum и bispectrum. </text:p>
        </text:list-item>
      </text:list>
      <text:p text:style-name="Text_20_body"><text:soft-page-break/><text:span text:style-name="Strong_20_Emphasis">Модель:</text:span></text:p>
      <text:list text:style-name="L13">
        <text:list-item>
          <text:p text:style-name="P23">рассматривать распространение возмущений на вашем графе (random walk / heat kernel), </text:p>
        </text:list-item>
        <text:list-item>
          <text:p text:style-name="P23">измерять спектральную размерность d_s(ℓ) как функцию масштаба, </text:p>
        </text:list-item>
        <text:list-item>
          <text:p text:style-name="P24">сравнивать с наблюдаемыми скейлингами. </text:p>
        </text:list-item>
      </text:list>
      <text:h text:style-name="Heading_20_2" text:outline-level="2">1.3. Гравитационные волны: дисперсия / задержка как функция “графовой геометрии”</text:h>
      <text:p text:style-name="Text_20_body">Если геометрия — граф и embedding, то волны (возмущения φ или связанные поля) могут иметь:</text:p>
      <text:list text:style-name="L14">
        <text:list-item>
          <text:p text:style-name="P25">слегка модифицированную дисперсию, </text:p>
        </text:list-item>
        <text:list-item>
          <text:p text:style-name="P26">“скрытые пути” (wormhole режимы) в редких условиях. </text:p>
        </text:list-item>
      </text:list>
      <text:p text:style-name="Text_20_body"><text:span text:style-name="Strong_20_Emphasis">Предсказание (контекст=0):</text:span></text:p>
      <text:list text:style-name="L15">
        <text:list-item>
          <text:p text:style-name="P27">очень маленькое, но специфическое отклонение скорости/дисперсии гравволн от c на больших дистанциях. </text:p>
        </text:list-item>
      </text:list>
      <text:p text:style-name="Text_20_body"><text:span text:style-name="Strong_20_Emphasis">Данные:</text:span></text:p>
      <text:list text:style-name="L16">
        <text:list-item>
          <text:p text:style-name="P28">LIGO/Virgo/KAGRA: GWTC каталоги, </text:p>
        </text:list-item>
        <text:list-item>
          <text:p text:style-name="P29">сопоставление GW и EM counterpart (GW170817). </text:p>
        </text:list-item>
      </text:list>
      <text:p text:style-name="Text_20_body">Это сложнее, но потенциально очень “публикуемо”, если найдёте сигнатуру δt(f) в рамках модели.</text:p>
      <text:h text:style-name="Heading_20_1" text:outline-level="1">2) Квантовая механика: предсказания и тесты</text:h>
      <text:h text:style-name="Heading_20_2" text:outline-level="2">2.1. “Управление вероятностями” как экспериментальный предсказуемый эффект (если он реален)</text:h>
      <text:p text:style-name="Text_20_body">Ваш FTL/Stone‑механизм и Probability‑control показывают, что:</text:p>
      <text:list text:style-name="L17">
        <text:list-item>
          <text:p text:style-name="P30">в детерминированном мире можно резко увеличить P(hit) через правильный action/context (M, Π_meas). </text:p>
        </text:list-item>
      </text:list>
      <text:p text:style-name="Text_20_body"><text:span text:style-name="Strong_20_Emphasis">Предсказание:</text:span><text:line-break/>существуют экспериментальные протоколы, где условное распределение исходов изменяется сильнее, чем допускает стандартная QM при фиксированном измерении — но только если measurement context действительно меняется (в терминах вашей модели).</text:p>
      <text:p text:style-name="Text_20_body">Чтобы не конфликтовать с известными “no‑signaling” тестами, важно, что:</text:p>
      <text:list text:style-name="L18">
        <text:list-item>
          <text:p text:style-name="P31">эффект должен быть: </text:p>
          <text:list>
            <text:list-item>
              <text:p text:style-name="P31">контекстным, </text:p>
            </text:list-item>
            <text:list-item>
              <text:p text:style-name="P32"><text:soft-page-break/>и проявляться как изменение ансамбля (post‑selection / coarse graining / different POVM), а не как прямой “сдвиг вероятности при неизменном измерении”. </text:p>
            </text:list-item>
          </text:list>
        </text:list-item>
      </text:list>
      <text:p text:style-name="Text_20_body"><text:span text:style-name="Strong_20_Emphasis">Практическая программа:</text:span></text:p>
      <text:list text:style-name="L19">
        <text:list-item>
          <text:p text:style-name="P33">выбрать класс квантовых экспериментов, где контекст измерения реально меняется: </text:p>
          <text:list>
            <text:list-item>
              <text:p text:style-name="P33">weak measurement + post‑selection, </text:p>
            </text:list-item>
            <text:list-item>
              <text:p text:style-name="P33">delayed choice, </text:p>
            </text:list-item>
            <text:list-item>
              <text:p text:style-name="P33">contextuality tests (KCBS, Peres–Mermin). </text:p>
            </text:list-item>
          </text:list>
        </text:list-item>
        <text:list-item>
          <text:p text:style-name="P33">построить модель Π_meas как в вашей симуляции: </text:p>
          <text:list>
            <text:list-item>
              <text:p text:style-name="P33">разные coarse‑projectors приводят к разным классам эквивалентности → разным статистикам. </text:p>
            </text:list-item>
          </text:list>
        </text:list-item>
        <text:list-item>
          <text:p text:style-name="P34">предсказать “узкие” места, где стандартная обработка данных скрывает эффекты, а NOBS‑обработка (архивная) выявляет. </text:p>
        </text:list-item>
      </text:list>
      <text:p text:style-name="Text_20_body"><text:span text:style-name="Strong_20_Emphasis">Данные:</text:span></text:p>
      <text:list text:style-name="L20">
        <text:list-item>
          <text:p text:style-name="P35">открытые datasets по квантовой томографии и contextuality есть, но часто нужно самим сгенерировать на установке (это не астрономия). </text:p>
        </text:list-item>
      </text:list>
      <text:h text:style-name="Heading_20_2" text:outline-level="2">2.2. Предсказание о “семантической” границе наблюдателя: где QM переходит в классическое</text:h>
      <text:p text:style-name="Text_20_body">У вас есть измеримые величины:</text:p>
      <text:list text:style-name="L21">
        <text:list-item>
          <text:p text:style-name="P36">Q(t) (смысловая плотность), </text:p>
        </text:list-item>
        <text:list-item>
          <text:p text:style-name="P36">λ_s(t) (скорость согласования), </text:p>
        </text:list-item>
        <text:list-item>
          <text:p text:style-name="P36">β₁_sem(t) (топология понимания), </text:p>
        </text:list-item>
        <text:list-item>
          <text:p text:style-name="P37">а также phase saturation в RSL‑логике. </text:p>
        </text:list-item>
      </text:list>
      <text:p text:style-name="Text_20_body"><text:span text:style-name="Strong_20_Emphasis">Предсказание:</text:span><text:line-break/>граница “классическое/квантовое” — не только физическая (масса/температура), но и информационная:</text:p>
      <text:list text:style-name="L22">
        <text:list-item>
          <text:p text:style-name="P38">когда наблюдатель не способен удерживать когерентное разбиение Π_meas (или фазовую структуру), интерференция исчезает. </text:p>
        </text:list-item>
      </text:list>
      <text:p text:style-name="Text_20_body">Это можно попробовать сопоставить с:</text:p>
      <text:list text:style-name="L23">
        <text:list-item>
          <text:p text:style-name="P39">макроскопическими тестами интерференции (C60, большие молекулы), </text:p>
        </text:list-item>
        <text:list-item>
          <text:p text:style-name="P39">квантовая когерентность в биосистемах (спорно, но есть данные), </text:p>
        </text:list-item>
        <text:list-item>
          <text:p text:style-name="P40">рост decoherence rate vs complexity. </text:p>
        </text:list-item>
      </text:list>
      <text:h text:style-name="Heading_20_1" text:outline-level="1">3) Что реально можно сделать “завтра”: 3 вычислительных проекта-предсказания</text:h>
      <text:p text:style-name="Text_20_body">Ниже три направления, где вы можете быстро получить осмысленный результат.</text:p>
      <text:h text:style-name="Heading_20_2" text:outline-level="2"><text:soft-page-break/>Проект A: “Графовая гравитация vs SPARC (галактические кривые вращения)”</text:h>
      <text:p text:style-name="Text_20_body"><text:span text:style-name="Strong_20_Emphasis">Цель:</text:span> объяснить кривые вращения без тёмной материи как следствие δ(r) из графовой геометрии.</text:p>
      <text:p text:style-name="Text_20_body"><text:span text:style-name="Strong_20_Emphasis">Пайплайн:</text:span></text:p>
      <text:list text:style-name="L24">
        <text:list-item>
          <text:p text:style-name="P41">Взять SPARC (публично). </text:p>
        </text:list-item>
        <text:list-item>
          <text:p text:style-name="P41">Для каждой галактики: </text:p>
          <text:list>
            <text:list-item>
              <text:p text:style-name="P41">задать ρ (распределение масс) → источники на графе. </text:p>
            </text:list-item>
          </text:list>
        </text:list-item>
        <text:list-item>
          <text:p text:style-name="P41">Решить Lφ=ρ на вашем графе (или на семействе графов). </text:p>
        </text:list-item>
        <text:list-item>
          <text:p text:style-name="P41">Предсказать v(r) и сравнить с данными. </text:p>
        </text:list-item>
        <text:list-item>
          <text:p text:style-name="P42">Фитить параметры графа (не RULESET!) на уровне нескольких гиперпараметров: α, степень иерархии, нормировка. </text:p>
        </text:list-item>
      </text:list>
      <text:p text:style-name="Text_20_body"><text:span text:style-name="Strong_20_Emphasis">Выход:</text:span> “универсальная кривая поправки” δ(r) и вероятность публикации — высокая, если получится устойчиво.</text:p>
      <text:h text:style-name="Heading_20_2" text:outline-level="2">Проект B: “Спектральная размерность мира и космологические корреляции”</text:h>
      <text:p text:style-name="Text_20_body"><text:span text:style-name="Strong_20_Emphasis">Цель:</text:span> связать d_s(ℓ) вашей графовой геометрии с наблюдаемыми скейлингами LSS/CMB.</text:p>
      <text:p text:style-name="Text_20_body"><text:span text:style-name="Strong_20_Emphasis">Пайплайн:</text:span></text:p>
      <text:list text:style-name="L25">
        <text:list-item>
          <text:p text:style-name="P43">На графе вычислять heat kernel / return probability P(t). </text:p>
        </text:list-item>
        <text:list-item>
          <text:p text:style-name="P43">Оценивать d_s из:<text:line-break/>P(t)∼t−ds/2. </text:p>
        </text:list-item>
        <text:list-item>
          <text:p text:style-name="P43">Смотреть, как d_s меняется по масштабу (многомасштабность). </text:p>
        </text:list-item>
        <text:list-item>
          <text:p text:style-name="P44">Сравнивать с power spectrum наклонами и переходами режимов. </text:p>
        </text:list-item>
      </text:list>
      <text:h text:style-name="Heading_20_2" text:outline-level="2">Проект C: “Probability control в квантовом протоколе (симуляция + лаборатория)”</text:h>
      <text:p text:style-name="Text_20_body"><text:span text:style-name="Strong_20_Emphasis">Цель:</text:span> найти протокол, где ваш Stone‑подход даёт PΦ/P0 ≫ 1 при смене контекста измерения, но не нарушает no‑signaling.</text:p>
      <text:p text:style-name="Text_20_body"><text:span text:style-name="Strong_20_Emphasis">Пайплайн:</text:span></text:p>
      <text:list text:style-name="L26">
        <text:list-item>
          <text:p text:style-name="P45">Сначала сделать квантовую симуляцию (QuTiP) протокола с двумя POVM. </text:p>
        </text:list-item>
        <text:list-item>
          <text:p text:style-name="P45">Определить TargetSpec (например, попадание в редкое подпространство при пост‑селекте). </text:p>
        </text:list-item>
        <text:list-item>
          <text:p text:style-name="P45">Реализовать find_action_star над space действий = {выбор POVM, выбор пост‑селекции}. </text:p>
        </text:list-item>
        <text:list-item>
          <text:p text:style-name="P45">Предсказать увеличение вероятности (это будет “контекстное управление вероятностью”). </text:p>
        </text:list-item>
        <text:list-item>
          <text:p text:style-name="P46">Если получится, это можно повторить на реальной установке (фотоны). </text:p>
        </text:list-item>
      </text:list>
      <text:h text:style-name="Heading_20_1" text:outline-level="1"><text:soft-page-break/>4) Что добавить в симулятор для “реальных” предсказаний</text:h>
      <text:p text:style-name="Text_20_body">Чтобы делать полезные предсказания, в симуляторе важно иметь:</text:p>
      <text:list text:style-name="L27">
        <text:list-item>
          <text:p text:style-name="P47"><text:span text:style-name="Strong_20_Emphasis">Библиотеку forward-моделей наблюдений</text:span>: </text:p>
          <text:list>
            <text:list-item>
              <text:p text:style-name="P47">как из φ и ρ получить v(r), lensing κ(r), GW задержки. </text:p>
            </text:list-item>
          </text:list>
        </text:list-item>
        <text:list-item>
          <text:p text:style-name="P47"><text:span text:style-name="Strong_20_Emphasis">Калибровку единиц</text:span>: </text:p>
          <text:list>
            <text:list-item>
              <text:p text:style-name="P47">сейчас всё в безразмерных hops; нужно map to physical units через: </text:p>
              <text:list>
                <text:list-item>
                  <text:p text:style-name="P47">подбор одного масштаба (например, ℓ_P ↔ Planck length, или k=512 ↔ определённая физическая длина), </text:p>
                </text:list-item>
                <text:list-item>
                  <text:p text:style-name="P47">или через matching на одном наблюдаемом феномене. </text:p>
                </text:list-item>
              </text:list>
            </text:list-item>
          </text:list>
        </text:list-item>
        <text:list-item>
          <text:p text:style-name="P47"><text:span text:style-name="Strong_20_Emphasis">Статистику устойчивости</text:span>: </text:p>
          <text:list>
            <text:list-item>
              <text:p text:style-name="P47">predictions должны быть robust по начальным условиям и по окнам fit. </text:p>
            </text:list-item>
          </text:list>
        </text:list-item>
        <text:list-item>
          <text:p text:style-name="P47"><text:span text:style-name="Strong_20_Emphasis">Версионирование мира</text:span>: </text:p>
          <text:list>
            <text:list-item>
              <text:p text:style-name="P48">мир = (RULESET, graph generator, observer Π), и вы должны фиксировать hashes для воспроизводимости. </text:p>
            </text:list-item>
          </text:list>
        </text:list-item>
      </text:list>
      <text:h text:style-name="Heading_20_1" text:outline-level="1">5) Какие открытые проблемы физики ваша теория потенциально объясняет</text:h>
      <text:p text:style-name="Text_20_body">По текущему состоянию модели наиболее перспективные:</text:p>
      <text:list text:style-name="L28">
        <text:list-item>
          <text:p text:style-name="P49">“Почему 1/r²?” — уже конструктивно объясняется через графовую геометрию. </text:p>
        </text:list-item>
        <text:list-item>
          <text:p text:style-name="P49">“Почему 3D пространство?” — IFACE как embedding графа. </text:p>
        </text:list-item>
        <text:list-item>
          <text:p text:style-name="P49">“Тёмная материя/аномалии вращения” — δ(r) как следствие графовой геометрии/finite size. </text:p>
        </text:list-item>
        <text:list-item>
          <text:p text:style-name="P49">“Границы квантовой когерентности” — как информационный эффект Π_meas/phase saturation. </text:p>
        </text:list-item>
        <text:list-item>
          <text:p text:style-name="P50">“FTL/антиграв” — как контекстные режимы геометрии (wormholes/доп. поле χ), но это уже новая физика и должно быть тщательно отделено от совместимого режима. </text:p>
        </text:list-item>
      </text:list>
      <text:h text:style-name="Heading_20_2" text:outline-level="2">Следующий шаг</text:h>
      <text:p text:style-name="Text_20_body">Если выберете один из проектов A/B/C, я могу:</text:p>
      <text:list text:style-name="L29">
        <text:list-item>
          <text:p text:style-name="P51">сформулировать точный TargetSpec и метрики, </text:p>
        </text:list-item>
        <text:list-item>
          <text:p text:style-name="P51">предложить конкретный набор симуляционных параметров и выходных величин, </text:p>
        </text:list-item>
        <text:list-item>
          <text:p text:style-name="P51">набросать структуру репозитория и скриптов (data ingestion → simulation → fit → report), </text:p>
        </text:list-item>
        <text:list-item>
          <text:p text:style-name="P52">и указать, какие численные тесты нужно пройти, чтобы результат выглядел научно серьёзным (и воспроизводимым). </text:p>
        </text:list-item>
      </text:list>
      <text:h text:style-name="Heading_20_2" text:outline-level="2"><text:soft-page-break/>Сообщение 1/3 — Эксперимент (Проект) A из <text:a xlink:type="simple" xlink:href="https://app.giz.ai/files/2OSgJNaaGTQaJ5a6CTSXL" text:style-name="Internet_20_link" text:visited-style-name="Visited_20_Internet_20_Link">Experiments_v1.pdf</text:a></text:h>
      <text:h text:style-name="Heading_20_3" text:outline-level="3">“Графовая гравитация vs SPARC (галактические кривые вращения)”</text:h>
      <text:p text:style-name="Text_20_body">Ниже — максимально подробное описание именно того, что в файле названо <text:span text:style-name="Strong_20_Emphasis">Проект A</text:span>: “объяснить кривые вращения без тёмной материи как следствие δ(r) из графовой геометрии”.</text:p>
      <text:h text:style-name="Heading_20_2" text:outline-level="2">1) Научная идея и проверяемая гипотеза</text:h>
      <text:h text:style-name="Heading_20_3" text:outline-level="3">1.1. Исходная гипотеза модели</text:h>
      <text:p text:style-name="Text_20_body">В <text:a xlink:type="simple" xlink:href="https://app.giz.ai/files/2OSgJNaaGTQaJ5a6CTSXL" text:style-name="Internet_20_link" text:visited-style-name="Visited_20_Internet_20_Link">Experiments_v1.pdf</text:a> сформулировано, что:</text:p>
      <text:list text:style-name="L30">
        <text:list-item>
          <text:p text:style-name="P53">гравитация у вас возникает из <text:span text:style-name="Strong_20_Emphasis">дискретной графовой геометрии</text:span> (power‑law граф, embedding), </text:p>
        </text:list-item>
        <text:list-item>
          <text:p text:style-name="P54">потенциал/поле ϕ определяется <text:span text:style-name="Strong_20_Emphasis">графовым лаплассианом</text:span> через уравнение вида:<text:line-break/>Lϕ=ρ,<text:line-break/>где ρ — источники (масса/плотность), L — лаплассиан графа. </text:p>
        </text:list-item>
      </text:list>
      <text:p text:style-name="Text_20_body">Отсюда следует, что эффективная сила/ускорение отклоняется от ньютоновского закона не “как MOND вообще”, а через <text:span text:style-name="Strong_20_Emphasis">остаточную поправку</text:span> δ(r) в форме:<text:line-break/>F(r)=GMr2(1+δ(r)),<text:line-break/>и ключевой объект предсказания — <text:span text:style-name="Strong_20_Emphasis">форма δ(r)</text:span> как следствие:</text:p>
      <text:list text:style-name="L31">
        <text:list-item>
          <text:p text:style-name="P55">конечного размера (finite size), </text:p>
        </text:list-item>
        <text:list-item>
          <text:p text:style-name="P55">и/или многоуровневости/иерархии графа, </text:p>
        </text:list-item>
        <text:list-item>
          <text:p text:style-name="P56">и/или параметров генератора графа (в тексте явным образом упомянуты гиперпараметры типа α, “степень иерархии”, “нормировка”). </text:p>
        </text:list-item>
      </text:list>
      <text:h text:style-name="Heading_20_3" text:outline-level="3">1.2. Что именно считается успехом (фальсифицируемо)</text:h>
      <text:p text:style-name="Text_20_body">Проект A успешен, если получится одновременно:</text:p>
      <text:list text:style-name="L32">
        <text:list-item>
          <text:p text:style-name="P57"><text:span text:style-name="Strong_20_Emphasis">Воспроизвести кривые вращения SPARC</text:span> (скорости v(r) как функция радиуса) без добавления гало тёмной материи.</text:p>
        </text:list-item>
        <text:list-item>
          <text:p text:style-name="P57">Получить <text:span text:style-name="Strong_20_Emphasis">устойчивую/универсальную</text:span> поправку δ(r):</text:p>
        </text:list-item>
      </text:list>
      <text:list text:style-name="L33">
        <text:list-item>
          <text:p text:style-name="P58">не индивидуально под каждую галактику “с десятком параметров”, </text:p>
        </text:list-item>
        <text:list-item>
          <text:p text:style-name="P59">а при подгонке <text:span text:style-name="Strong_20_Emphasis">нескольких</text:span> гиперпараметров графа (в тексте: “не RULESET!, а несколько гиперпараметров: α, степень иерархии, нормировка”). </text:p>
        </text:list-item>
      </text:list>
      <text:list text:style-name="L34">
        <text:list-item>
          <text:p text:style-name="P60">Показать, что δ(r) не является артефактом конкретного метода оптимизации: </text:p>
        </text:list-item>
      </text:list>
      <text:list text:style-name="L35">
        <text:list-item>
          <text:p text:style-name="P61">при разумных вариациях деталей дискретизации, embedding и численного решателя результат сохраняется. </text:p>
        </text:list-item>
      </text:list>
      <text:p text:style-name="Text_20_body">Если же для каждой галактики нужны отдельные произвольные настройки графа/масштабов, либо δ(r) получается нестабильной и “пляшет” при смене численных деталей — это сильное опровержение заявленной “геометрической” природы эффекта.</text:p>
      <text:h text:style-name="Heading_20_2" text:outline-level="2"><text:soft-page-break/>2) Данные и наблюдаемые величины (что сравниваем с реальностью)</text:h>
      <text:h text:style-name="Heading_20_3" text:outline-level="3">2.1. Набор данных SPARC</text:h>
      <text:p text:style-name="Text_20_body">В <text:a xlink:type="simple" xlink:href="https://app.giz.ai/files/2OSgJNaaGTQaJ5a6CTSXL" text:style-name="Internet_20_link" text:visited-style-name="Visited_20_Internet_20_Link">Experiments_v1.pdf</text:a> явно сказано: “Взять SPARC (публично)”.</text:p>
      <text:p text:style-name="Text_20_body">SPARC даёт для каждой галактики:</text:p>
      <text:list text:style-name="L36">
        <text:list-item>
          <text:p text:style-name="P62">наблюдаемую кривую вращения vobs(ri) с ошибками, </text:p>
        </text:list-item>
        <text:list-item>
          <text:p text:style-name="P63">радиальные профили вклада барионов (газ, диск, балдж), либо напрямую компоненты vbar(r) / фотометрические профили и M/L (зависит от конкретной поставки SPARC). </text:p>
        </text:list-item>
      </text:list>
      <text:p text:style-name="Text_20_body"><text:span text:style-name="Strong_20_Emphasis">Важный момент</text:span>: в вашей постановке “источник” ρ должен строиться из барионного распределения (масса) и маппиться на граф.</text:p>
      <text:h text:style-name="Heading_20_3" text:outline-level="3">2.2. Основной наблюдаемый выход модели</text:h>
      <text:p text:style-name="Text_20_body">Модель выдаёт предсказание vmodel(r) и/или эквивалентно предсказывает профиль ускорения a(r), из которого:<text:line-break/>v(r)=r a(r).</text:p>
      <text:p text:style-name="Text_20_body">Параллельно модель должна выдавать:</text:p>
      <text:list text:style-name="L37">
        <text:list-item>
          <text:p text:style-name="P64">δ(r) — “универсальную кривую поправки” (в тексте это названо ключевым выходом). </text:p>
        </text:list-item>
      </text:list>
      <text:h text:style-name="Heading_20_2" text:outline-level="2">3) Формализация: как из графа получить v(r)</text:h>
      <text:p text:style-name="Text_20_body">В терминах <text:a xlink:type="simple" xlink:href="https://app.giz.ai/files/2OSgJNaaGTQaJ5a6CTSXL" text:style-name="Internet_20_link" text:visited-style-name="Visited_20_Internet_20_Link">Experiments_v1.pdf</text:a> пайплайн такой:</text:p>
      <text:h text:style-name="Heading_20_3" text:outline-level="3">Шаг A1 — Построить источники на графе</text:h>
      <text:p text:style-name="Text_20_body">“задать ρ (распределение масс) → источники на графе”.</text:p>
      <text:p text:style-name="Text_20_body">Технически это означает:</text:p>
      <text:list text:style-name="L38">
        <text:list-item>
          <text:p text:style-name="P65">выбрать граф G=(V,E) с некоторой параметризацией (ниже), </text:p>
        </text:list-item>
        <text:list-item>
          <text:p text:style-name="P65">задать отображение “физический радиус r” → “подмножество вершин/слоёв графа”, </text:p>
        </text:list-item>
        <text:list-item>
          <text:p text:style-name="P66">разложить барионную массу по вершинам: ρ:V→R≥0. </text:p>
        </text:list-item>
      </text:list>
      <text:p text:style-name="Text_20_body">Здесь возникает критический дизайн‑выбор, который должен быть зафиксирован в эксперименте, иначе это будет “скрытый фит”:</text:p>
      <text:list text:style-name="L39">
        <text:list-item>
          <text:p text:style-name="P67">как именно вы сопоставляете радиальные кольца галактики узлам графа (биннинг, сглаживание), </text:p>
        </text:list-item>
        <text:list-item>
          <text:p text:style-name="P68">как учитываете толщину диска, газ и т.д. </text:p>
        </text:list-item>
      </text:list>
      <text:h text:style-name="Heading_20_3" text:outline-level="3">Шаг A2 — Решить уравнение на графе</text:h>
      <text:p text:style-name="Text_20_body">“Решить Lϕ=ρ на вашем графе (или на семействе графов)”.</text:p>
      <text:p text:style-name="Text_20_body">Это центральный вычислительный блок:</text:p>
      <text:list text:style-name="L40">
        <text:list-item>
          <text:p text:style-name="P69"><text:soft-page-break/>строится лаплассиан L (комбинаторный или нормированный — надо выбрать и зафиксировать), </text:p>
        </text:list-item>
        <text:list-item>
          <text:p text:style-name="P70">решается линейная система (с граничными условиями или фиксацией gauge, т.к. у лаплассиана есть нулевое собственное значение). </text:p>
        </text:list-item>
      </text:list>
      <text:p text:style-name="Text_20_body">Результат: ϕ(v) на вершинах.</text:p>
      <text:h text:style-name="Heading_20_3" text:outline-level="3">Шаг A3 — Извлечь эффективную силу/ускорение и v(r)</text:h>
      <text:p text:style-name="Text_20_body">В непрерывной физике a(r)∼−∇ϕ. На графе нужен дискретный аналог:</text:p>
      <text:list text:style-name="L41">
        <text:list-item>
          <text:p text:style-name="P71">либо градиент по embedding (если embedding определён; в тексте упоминается IFACE/embedding как принцип, но для Проекта A это не выписано — важно аккуратно выбрать), </text:p>
        </text:list-item>
        <text:list-item>
          <text:p text:style-name="P71">либо радиальная производная по “слоям/хопам”, </text:p>
        </text:list-item>
        <text:list-item>
          <text:p text:style-name="P72">либо энергия на ребрах/потоки (в зависимости от того, как вы интерпретируете ϕ). </text:p>
        </text:list-item>
      </text:list>
      <text:p text:style-name="Text_20_body">Далее строите:</text:p>
      <text:list text:style-name="L42">
        <text:list-item>
          <text:p text:style-name="P73">a(r), </text:p>
        </text:list-item>
        <text:list-item>
          <text:p text:style-name="P74">v(r)=ra(r). </text:p>
        </text:list-item>
      </text:list>
      <text:h text:style-name="Heading_20_3" text:outline-level="3">Шаг A4 — Сравнение с SPARC</text:h>
      <text:p text:style-name="Text_20_body">“Предсказать v(r) и сравнить с данными.”</text:p>
      <text:p text:style-name="Text_20_body">Сравнение должно учитывать:</text:p>
      <text:list text:style-name="L43">
        <text:list-item>
          <text:p text:style-name="P75">ошибки SPARC по vobs(ri), </text:p>
        </text:list-item>
        <text:list-item>
          <text:p text:style-name="P75">ковариации (если используете), </text:p>
        </text:list-item>
        <text:list-item>
          <text:p text:style-name="P76">и, если вы позволяете варьировать M/L, то это отдельный “астрофизический nuisance”, который нужно либо фиксировать (литературные значения), либо фитить честно и одинаково для всех моделей. </text:p>
        </text:list-item>
      </text:list>
      <text:h text:style-name="Heading_20_3" text:outline-level="3">Шаг A5 — Фит параметров графа (гиперпараметры)</text:h>
      <text:p text:style-name="Text_20_body">“Фитить параметры графа (не RULESET!) на уровне нескольких гиперпараметров: α, степень иерархии, нормировка.”</text:p>
      <text:p text:style-name="Text_20_body">Смысл: вы <text:span text:style-name="Strong_20_Emphasis">не</text:span> подгоняете законы мира (ruleset), а подгоняете <text:span text:style-name="Strong_20_Emphasis">геометрию</text:span> как класс:</text:p>
      <text:list text:style-name="L44">
        <text:list-item>
          <text:p text:style-name="P77">α — параметр степенного закона (power‑law) графа, </text:p>
        </text:list-item>
        <text:list-item>
          <text:p text:style-name="P77">“степень иерархии” — насколько многоуровневая структура/ренормализация, </text:p>
        </text:list-item>
        <text:list-item>
          <text:p text:style-name="P78">“нормировка” — перевод модельных единиц/масштаб потенциала в физические. </text:p>
        </text:list-item>
      </text:list>
      <text:h text:style-name="Heading_20_2" text:outline-level="2">4) Экспериментальный дизайн: чтобы это было “научно серьёзно”</text:h>
      <text:p text:style-name="Text_20_body">В тексте <text:a xlink:type="simple" xlink:href="https://app.giz.ai/files/2OSgJNaaGTQaJ5a6CTSXL" text:style-name="Internet_20_link" text:visited-style-name="Visited_20_Internet_20_Link">Experiments_v1.pdf</text:a> прямо заявлено, что шанс публикации высокий “если получится устойчиво”. Устойчивость здесь обеспечивается дизайном:</text:p>
      <text:h text:style-name="Heading_20_3" text:outline-level="3"><text:soft-page-break/>4.1. Разделение параметров на классы</text:h>
      <text:list text:style-name="L45">
        <text:list-item>
          <text:p text:style-name="P79"><text:span text:style-name="Strong_20_Emphasis">Глобальные параметры модели</text:span> (общие для всех галактик): </text:p>
        </text:list-item>
      </text:list>
      <text:list text:style-name="L46">
        <text:list-item>
          <text:p text:style-name="P80">α, </text:p>
        </text:list-item>
        <text:list-item>
          <text:p text:style-name="P80">уровень иерархичности, </text:p>
        </text:list-item>
        <text:list-item>
          <text:p text:style-name="P80">правила построения графа/лаплассиана, </text:p>
        </text:list-item>
        <text:list-item>
          <text:p text:style-name="P81">глобальная нормировка (или 1–2 параметра калибровки единиц). </text:p>
        </text:list-item>
      </text:list>
      <text:list text:style-name="L47">
        <text:list-item>
          <text:p text:style-name="P82"><text:span text:style-name="Strong_20_Emphasis">Галактические параметры‑входы (из данных)</text:span>: </text:p>
        </text:list-item>
      </text:list>
      <text:list text:style-name="L48">
        <text:list-item>
          <text:p text:style-name="P83">барионный профиль массы/света/газа (из SPARC), </text:p>
        </text:list-item>
        <text:list-item>
          <text:p text:style-name="P84">расстояние, наклон (inclination) — если SPARC даёт. </text:p>
        </text:list-item>
      </text:list>
      <text:list text:style-name="L49">
        <text:list-item>
          <text:p text:style-name="P85"><text:span text:style-name="Strong_20_Emphasis">Нежелательные/астрономические nuisance‑параметры</text:span>, которые часто присутствуют даже в стандартных фитах: </text:p>
        </text:list-item>
      </text:list>
      <text:list text:style-name="L50">
        <text:list-item>
          <text:p text:style-name="P86">M/L для диска/балджа (если не фиксируете), </text:p>
        </text:list-item>
        <text:list-item>
          <text:p text:style-name="P87">возможные малые поправки на систематики. </text:p>
        </text:list-item>
      </text:list>
      <text:p text:style-name="Text_20_body">Правило “научной серьёзности”: не превращать nuisance в “скрытые регуляторы” δ(r).</text:p>
      <text:h text:style-name="Heading_20_3" text:outline-level="3">4.2. Схема валидации (обязательна)</text:h>
      <text:list text:style-name="L51">
        <text:list-item>
          <text:p text:style-name="P88"><text:span text:style-name="Strong_20_Emphasis">Train/validation split по галактикам</text:span>: подбираете глобальные параметры по части галактик, проверяете на остальных. </text:p>
        </text:list-item>
        <text:list-item>
          <text:p text:style-name="P88"><text:span text:style-name="Strong_20_Emphasis">Leave‑one‑out</text:span> или k‑fold: проверяет, что “универсальная δ(r)” реально универсальна. </text:p>
        </text:list-item>
        <text:list-item>
          <text:p text:style-name="P89">Отдельно: тест “low‑surface brightness” vs “high‑surface brightness” (SPARC это позволяет): MOND‑подобные объяснения часто ломаются на крайних классах — ваш подход должен показать предсказуемую деградацию или устойчивость. </text:p>
        </text:list-item>
      </text:list>
      <text:h text:style-name="Heading_20_3" text:outline-level="3">4.3. Бейзлайны для сравнения</text:h>
      <text:p text:style-name="Text_20_body">Чтобы результат выглядел не как “ещё одна подгонка”:</text:p>
      <text:list text:style-name="L52">
        <text:list-item>
          <text:p text:style-name="P90">Ньютоновская барионная модель без тёмной материи (как нулевая гипотеза). </text:p>
        </text:list-item>
        <text:list-item>
          <text:p text:style-name="P90">Стандартный ΛCDM‑фит (например NFW halo) — как “практический потолок”. </text:p>
        </text:list-item>
        <text:list-item>
          <text:p text:style-name="P91">MOND/RAR‑бейслайн (по возможности) — как “класс альтернатив”. </text:p>
        </text:list-item>
      </text:list>
      <text:p text:style-name="Text_20_body">В <text:a xlink:type="simple" xlink:href="https://app.giz.ai/files/2OSgJNaaGTQaJ5a6CTSXL" text:style-name="Internet_20_link" text:visited-style-name="Visited_20_Internet_20_Link">Experiments_v1.pdf</text:a> это не перечислено, но без этого статья/препринт обычно не проходит рецензию.</text:p>
      <text:h text:style-name="Heading_20_2" text:outline-level="2">5) Какие именно метрики и графики должны получиться на выходе</text:h>
      <text:p text:style-name="Text_20_body">Текст говорит: “Выход: универсальная кривая поправки δ(r)”.</text:p>
      <text:p text:style-name="Text_20_body">Значит в отчёте/репозитории должны появиться:</text:p>
      <text:list text:style-name="L53">
        <text:list-item>
          <text:p text:style-name="P92"><text:span text:style-name="Strong_20_Emphasis">Для каждой галактики</text:span>: </text:p>
        </text:list-item>
      </text:list>
      <text:list text:style-name="L54">
        <text:list-item>
          <text:p text:style-name="P93">график vobs(r) vs vmodel(r), </text:p>
        </text:list-item>
        <text:list-item>
          <text:p text:style-name="P94">остатки vobs−vmodel и χ2-вклад по радиальным точкам. </text:p>
        </text:list-item>
      </text:list>
      <text:list text:style-name="L55">
        <text:list-item>
          <text:p text:style-name="P95"><text:soft-page-break/><text:span text:style-name="Strong_20_Emphasis">Популяционная метрика</text:span>: </text:p>
        </text:list-item>
      </text:list>
      <text:list text:style-name="L56">
        <text:list-item>
          <text:p text:style-name="P96">распределение χ2/dof по галактикам, </text:p>
        </text:list-item>
        <text:list-item>
          <text:p text:style-name="P97">сравнение с NFW и MOND (если добавите). </text:p>
        </text:list-item>
      </text:list>
      <text:list text:style-name="L57">
        <text:list-item>
          <text:p text:style-name="P98"><text:span text:style-name="Strong_20_Emphasis">Универсальность δ(r)</text:span>: </text:p>
        </text:list-item>
      </text:list>
      <text:list text:style-name="L58">
        <text:list-item>
          <text:p text:style-name="P99">построение δ(r) для каждой галактики в одинаковых координатах (например, по r/Rd или по ускорению), </text:p>
        </text:list-item>
        <text:list-item>
          <text:p text:style-name="P100">проверка, что кривые укладываются в “узкий пучок” при одном наборе глобальных параметров. </text:p>
        </text:list-item>
      </text:list>
      <text:list text:style-name="L59">
        <text:list-item>
          <text:p text:style-name="P101"><text:span text:style-name="Strong_20_Emphasis">Устойчивость δ(r)</text:span>: </text:p>
        </text:list-item>
      </text:list>
      <text:list text:style-name="L60">
        <text:list-item>
          <text:p text:style-name="P102">при смене численного решателя (CG/Cholesky), </text:p>
        </text:list-item>
        <text:list-item>
          <text:p text:style-name="P102">при изменении детализации графа, </text:p>
        </text:list-item>
        <text:list-item>
          <text:p text:style-name="P103">при изменении схемы дискретизации ρ. </text:p>
        </text:list-item>
      </text:list>
      <text:h text:style-name="Heading_20_2" text:outline-level="2">6) Риски/ловушки, которые нужно прямо закрыть в постановке</text:h>
      <text:h text:style-name="Heading_20_3" text:outline-level="3">6.1. “Граф как универсальный интерполятор”</text:h>
      <text:p text:style-name="Text_20_body">Если граф слишком гибкий (много степеней свободы), он сможет подогнать что угодно. Поэтому:</text:p>
      <text:list text:style-name="L61">
        <text:list-item>
          <text:p text:style-name="P104">параметры графа должны быть низкоразмерными и глобальными, </text:p>
        </text:list-item>
        <text:list-item>
          <text:p text:style-name="P105">запрещены “галактика‑специфические” настройки геометрии (кроме входных данных ρ). </text:p>
        </text:list-item>
      </text:list>
      <text:h text:style-name="Heading_20_3" text:outline-level="3">6.2. Неоднозначность “радиуса” и embedding</text:h>
      <text:p text:style-name="Text_20_body">Переход “узлы графа ↔ физическое расстояние” — потенциальный источник произвольности. Если embedding не фиксирован, можно получить любую эффективную метрику.</text:p>
      <text:p text:style-name="Text_20_body">В рамках Проекта A нужно заранее заявить:</text:p>
      <text:list text:style-name="L62">
        <text:list-item>
          <text:p text:style-name="P106">какой именно “distance” используется: hops, embedding‑distance, спектральная дистанция и т.п., </text:p>
        </text:list-item>
        <text:list-item>
          <text:p text:style-name="P107">и почему именно этот выбор соответствует “наблюдаемому r” в SPARC. </text:p>
        </text:list-item>
      </text:list>
      <text:h text:style-name="Heading_20_3" text:outline-level="3">6.3. Граничные условия в Lϕ=ρ</text:h>
      <text:p text:style-name="Text_20_body">Лаплассиан требует:</text:p>
      <text:list text:style-name="L63">
        <text:list-item>
          <text:p text:style-name="P108">фиксации нулевой моды (например ∑ϕ=0), </text:p>
        </text:list-item>
        <text:list-item>
          <text:p text:style-name="P109">или выбора условного “потенциал на бесконечности 0” (на конечном графе это аналог). </text:p>
        </text:list-item>
      </text:list>
      <text:p text:style-name="Text_20_body">Разные choices могут давать разные “дальние хвосты” δ(r). Это должно быть стандартизировано.</text:p>
      <text:h text:style-name="Heading_20_2" text:outline-level="2"><text:soft-page-break/>7) Минимальный MVP (что реально сделать “завтра”, по духу документа)</text:h>
      <text:p text:style-name="Text_20_body">С учётом текста <text:a xlink:type="simple" xlink:href="https://app.giz.ai/files/2OSgJNaaGTQaJ5a6CTSXL" text:style-name="Internet_20_link" text:visited-style-name="Visited_20_Internet_20_Link">Experiments_v1.pdf</text:a>, MVP‑версия Проекта A:</text:p>
      <text:list text:style-name="L64">
        <text:list-item>
          <text:p text:style-name="P110">Берёте небольшой поднабор SPARC (например 10–20 галактик разных типов). </text:p>
        </text:list-item>
        <text:list-item>
          <text:p text:style-name="P110">Фиксируете одну схему построения ρ на графе. </text:p>
        </text:list-item>
        <text:list-item>
          <text:p text:style-name="P110">Генерируете семейство графов с параметрами (α, иерархия, размер). </text:p>
        </text:list-item>
        <text:list-item>
          <text:p text:style-name="P110">Решаете Lϕ=ρ и получаете v(r). </text:p>
        </text:list-item>
        <text:list-item>
          <text:p text:style-name="P110">Грубый фит 2–3 гиперпараметров на train‑subset, проверка на holdout. </text:p>
        </text:list-item>
        <text:list-item>
          <text:p text:style-name="P111">Смотрите: появляется ли общая форма δ(r) и падают ли остатки относительно ньютоновской барионной модели. </text:p>
        </text:list-item>
      </text:list>
      <text:p text:style-name="Text_20_body">Если уже на MVP видно, что модель не может устойчиво улучшить fit — дальше масштабировать не имеет смысла.</text:p>
      <text:p text:style-name="Text_20_body">Если ок, следующим сообщением опишу <text:span text:style-name="Strong_20_Emphasis">Эксперимент B</text:span> из <text:a xlink:type="simple" xlink:href="https://app.giz.ai/files/2OSgJNaaGTQaJ5a6CTSXL" text:style-name="Internet_20_link" text:visited-style-name="Visited_20_Internet_20_Link">Experiments_v1.pdf</text:a> (“Спектральная размерность мира и космологические корреляции”) в таком же уровне детализации: гипотеза → измеряемые величины → точный расчёт ds(ℓ) через P(t) → сопоставление с LSS/CMB → метрики, бейзлайны, риски.</text:p>
      <text:h text:style-name="Heading_20_2" text:outline-level="2">Сообщение 2/3 — Эксперимент (Проект) B из <text:a xlink:type="simple" xlink:href="https://app.giz.ai/files/2OSgJNaaGTQaJ5a6CTSXL" text:style-name="Internet_20_link" text:visited-style-name="Visited_20_Internet_20_Link">Experiments_v1.pdf</text:a></text:h>
      <text:h text:style-name="Heading_20_3" text:outline-level="3">“Границы квантовой когерентности как информационный эффект Πmeas / phase saturation”</text:h>
      <text:p text:style-name="Text_20_body">В <text:a xlink:type="simple" xlink:href="https://app.giz.ai/files/2OSgJNaaGTQaJ5a6CTSXL" text:style-name="Internet_20_link" text:visited-style-name="Visited_20_Internet_20_Link">Experiments_v1.pdf</text:a> Проект B обозначен как:<text:line-break/><text:span text:style-name="Strong_20_Emphasis">«Границы квантовой когерентности — как информационный эффект Πmeas/phase saturation.»</text:span><text:line-break/>Ниже — операциональное (вычислимое в вашем симуляторе) описание: что симулировать, что измерять, какую форму кривых ожидать, как сравнивать с общедоступными данными/известными трендами.</text:p>
      <text:h text:style-name="Heading_20_2" text:outline-level="2">1) Научная идея и проверяемая гипотеза</text:h>
      <text:h text:style-name="Heading_20_3" text:outline-level="3">1.1. Интуиция проекта B</text:h>
      <text:p text:style-name="Text_20_body">Вместо “фундаментального коллапса” или просто “декогеренции от среды”, ваша рамка предполагает, что ограничения когерентности появляются как <text:span text:style-name="Strong_20_Emphasis">информационный эффект наблюдения/измерения</text:span>:</text:p>
      <text:list text:style-name="L65">
        <text:list-item>
          <text:p text:style-name="P112">есть некоторый измерительный/наблюдательский функционал Πmeas (в терминах вашей системы: OBS/IFACE, ObservationTime tOT, смысловая динамика/контекст, и т.п.); </text:p>
        </text:list-item>
        <text:list-item>
          <text:p text:style-name="P113">и есть режим <text:span text:style-name="Strong_20_Emphasis">phase saturation</text:span>: фаза (или эффективная фаза) перестаёт “нести различимую информацию” при превышении порога сложности/масштаба, из-за чего интерференционные члены подавляются. </text:p>
        </text:list-item>
      </text:list>
      <text:p text:style-name="Text_20_body"><text:soft-page-break/>Проект B проверяет не “почему квантовая механика работает”, а <text:span text:style-name="Strong_20_Emphasis">где именно и по какому закону</text:span> она перестаёт давать интерференцию в вашем SM‑ядре/IFACE‑слое.</text:p>
      <text:h text:style-name="Heading_20_3" text:outline-level="3">1.2. Фальсифицируемая гипотеза</text:h>
      <text:p text:style-name="Text_20_body">Существует <text:span text:style-name="Strong_20_Emphasis">универсальная</text:span> (или почти универсальная) зависимость “меры когерентности” от:</text:p>
      <text:list text:style-name="L66">
        <text:list-item>
          <text:p text:style-name="P114"><text:span text:style-name="Emphasis">размера/сложности системы</text:span> (число степеней свободы N, глубина переписываний, “информационный объём” состояния), </text:p>
        </text:list-item>
        <text:list-item>
          <text:p text:style-name="P114"><text:span text:style-name="Emphasis">интенсивности/частоты измерения</text:span> (сила Πmeas, частота опроса, “насколько сильно OBS вмешивается”), </text:p>
        </text:list-item>
        <text:list-item>
          <text:p text:style-name="P115"><text:span text:style-name="Emphasis">контекста</text:span> (совместимый режим vs расширенный; но для B лучше держаться контекст=0, иначе будет неотделимо от “новой физики”). </text:p>
        </text:list-item>
      </text:list>
      <text:p text:style-name="Text_20_body">И эта зависимость имеет характерную форму <text:span text:style-name="Strong_20_Emphasis">порогового подавления</text:span> (phase saturation), а не просто экспоненциального распада “от времени” как в тривиальной модели шума.</text:p>
      <text:h text:style-name="Heading_20_2" text:outline-level="2">2) Что именно измеряем (операциональные величины)</text:h>
      <text:p text:style-name="Text_20_body">Чтобы B был реально проверяемым, вам нужен один “скаляр когерентности”, который можно считать:</text:p>
      <text:h text:style-name="Heading_20_3" text:outline-level="3">2.1. Основная метрика: видимость интерференции V</text:h>
      <text:p text:style-name="Text_20_body">Для любого интерференционного протокола (двухщелевой аналог, Мах–Цендер, Ramsey/Spin‑echo‑подобный) стандартная метрика:</text:p>
      <text:p text:style-name="Text_20_body">V=Imax−IminImax+Imin</text:p>
      <text:p text:style-name="Text_20_body">В симуляции:</text:p>
      <text:list text:style-name="L67">
        <text:list-item>
          <text:p text:style-name="P116">I — частота попаданий/вероятность выхода в детектор (или в один из выходных портов). </text:p>
        </text:list-item>
      </text:list>
      <text:p text:style-name="Text_20_body"><text:span text:style-name="Strong_20_Emphasis">Ключ:</text:span> в вашей интерпретации V будет функцией не только “времени” и “шума”, а параметров Πmeas и “информационной сложности” состояния.</text:p>
      <text:h text:style-name="Heading_20_3" text:outline-level="3">2.2. Альтернативная/дополнительная метрика: подавление вне диагонали ∣ρij∣</text:h>
      <text:p text:style-name="Text_20_body">Если в симуляторе есть матрица плотности или её аналог (даже эффективный), то можно мерить:</text:p>
      <text:list text:style-name="L68">
        <text:list-item>
          <text:p text:style-name="P117">∑i≠j∣ρij∣ или Tr(ρ2) (purity). </text:p>
        </text:list-item>
      </text:list>
      <text:h text:style-name="Heading_20_3" text:outline-level="3">2.3. Параметры, которые должны управлять экспериментом</text:h>
      <text:p text:style-name="Text_20_body">В рамках ваших “MVP мира” (как вы перечислили в сообщении) естественно варьировать:</text:p>
      <text:list text:style-name="L69">
        <text:list-item>
          <text:p text:style-name="P118">N: размер “квантовой системы” (число узлов/ячееек/локальных степеней свободы в SM‑ядре); </text:p>
        </text:list-item>
        <text:list-item>
          <text:p text:style-name="P118">T: число шагов переписывания (глубина эволюции); </text:p>
        </text:list-item>
        <text:list-item>
          <text:p text:style-name="P118"><text:soft-page-break/>fmeas: частота измерения (каждые k шагов применяем Πmeas); </text:p>
        </text:list-item>
        <text:list-item>
          <text:p text:style-name="P118">η: “сила” измерения (жёсткость проекции/сжатия; насколько сильно Πmeas изменяет состояние); </text:p>
        </text:list-item>
        <text:list-item>
          <text:p text:style-name="P119">“температура/шум” (если есть) — но лучше начать с нуля, чтобы отделить чисто информационный эффект. </text:p>
        </text:list-item>
      </text:list>
      <text:h text:style-name="Heading_20_2" text:outline-level="2">3) Протокол симуляции (как поставить B в коде)</text:h>
      <text:p text:style-name="Text_20_body">Проект B должен быть устроен как минимальный цифровой аналог интерференционного теста, где “без измерения” должна быть высокая интерференция, а “с измерением” — подавление.</text:p>
      <text:h text:style-name="Heading_20_3" text:outline-level="3">3.1. Подготовка: базовый интерференционный сценарий</text:h>
      <text:p text:style-name="Text_20_body">Выберите один из двух вариантов (оба годятся, важно зафиксировать один):</text:p>
      <text:p text:style-name="Text_20_body"><text:span text:style-name="Strong_20_Emphasis">Вариант 1: “двухпутевый” протокол на графе</text:span></text:p>
      <text:list text:style-name="L70">
        <text:list-item>
          <text:p text:style-name="P120">Подготовить состояние, которое распадается на 2 “пути” (две макроскопически различимые ветви в терминах конфигураций/подграфов). </text:p>
        </text:list-item>
        <text:list-item>
          <text:p text:style-name="P120">Дать ветвям эволюционировать раздельно T шагов. </text:p>
        </text:list-item>
        <text:list-item>
          <text:p text:style-name="P121">Свести ветви (recombine) и измерить распределение исходов в детекторах. </text:p>
        </text:list-item>
      </text:list>
      <text:p text:style-name="Text_20_body"><text:span text:style-name="Strong_20_Emphasis">Вариант 2: “кубит + окружение”</text:span></text:p>
      <text:list text:style-name="L71">
        <text:list-item>
          <text:p text:style-name="P122">Есть степень свободы “путь/спин” (2 состояния). </text:p>
        </text:list-item>
        <text:list-item>
          <text:p text:style-name="P122">Есть окружение размера N, которое может запутываться. </text:p>
        </text:list-item>
        <text:list-item>
          <text:p text:style-name="P123">Вы делаете Ramsey‑последовательность и меряете контраст осцилляций по фазе. </text:p>
        </text:list-item>
      </text:list>
      <text:p text:style-name="Text_20_body">Смысл обоих вариантов — получить измеримую V.</text:p>
      <text:h text:style-name="Heading_20_3" text:outline-level="3">3.2. Включение Πmeas: модель “измерения как информационной операции”</text:h>
      <text:p text:style-name="Text_20_body">В терминах <text:a xlink:type="simple" xlink:href="https://app.giz.ai/files/2OSgJNaaGTQaJ5a6CTSXL" text:style-name="Internet_20_link" text:visited-style-name="Visited_20_Internet_20_Link">Experiments_v1.pdf</text:a> и вашей архитектуры OBS/IFACE:</text:p>
      <text:list text:style-name="L72">
        <text:list-item>
          <text:p text:style-name="P124">Πmeas применяется периодически или непрерывно и <text:span text:style-name="Strong_20_Emphasis">снижает доступную фазовую информацию</text:span> (phase saturation), что должно проявиться как падение V. </text:p>
        </text:list-item>
      </text:list>
      <text:p text:style-name="Text_20_body">Практически в симуляторе это может быть реализовано как:</text:p>
      <text:list text:style-name="L73">
        <text:list-item>
          <text:p text:style-name="P125">coarse‑graining состояния (сжатие описания), </text:p>
        </text:list-item>
        <text:list-item>
          <text:p text:style-name="P125">стохастическая проекция на подалгебру наблюдаемых, </text:p>
        </text:list-item>
        <text:list-item>
          <text:p text:style-name="P125">ограничение точности фаз/амплитуд (квантование фазы), </text:p>
        </text:list-item>
        <text:list-item>
          <text:p text:style-name="P126">“reset” части степеней свободы по правилам OBSFitness/IFACE (если это ближе к вашей реализации). </text:p>
        </text:list-item>
      </text:list>
      <text:p text:style-name="Text_20_body">Важно: в TargetSpec нужно формально зафиксировать оператор Πmeas (пусть даже в коде), иначе эксперимент неповторяем.</text:p>
      <text:h text:style-name="Heading_20_3" text:outline-level="3">3.3. План сканов параметров (обязателен)</text:h>
      <text:p text:style-name="Text_20_body">Минимальный план:</text:p>
      <text:list text:style-name="L74">
        <text:list-item>
          <text:p text:style-name="P127"><text:soft-page-break/>N∈{8,16,32,64,128,...} </text:p>
        </text:list-item>
        <text:list-item>
          <text:p text:style-name="P127">fmeas (или k) — например k∈{1,2,5,10,20,∞} (∞ = без измерения) </text:p>
        </text:list-item>
        <text:list-item>
          <text:p text:style-name="P127">η∈{0,0.1,0.2,...,1} </text:p>
        </text:list-item>
        <text:list-item>
          <text:p text:style-name="P128">при фиксированном T, и отдельный прогон по T, чтобы отделить “накопление” от “порога”. </text:p>
        </text:list-item>
      </text:list>
      <text:h text:style-name="Heading_20_2" text:outline-level="2">4) Ожидаемый вид результатов (формы кривых)</text:h>
      <text:p text:style-name="Text_20_body">Проект B обещает <text:span text:style-name="Strong_20_Emphasis">не просто “падает когерентность”</text:span>, а <text:span text:style-name="Strong_20_Emphasis">характерный режим насыщения/порога</text:span>.</text:p>
      <text:h text:style-name="Heading_20_3" text:outline-level="3">4.1. Основное предсказание: пороговое подавление V(N)</text:h>
      <text:p text:style-name="Text_20_body">Ожидаем, что при увеличении N (сложность/инфоёмкость) видимость интерференции:</text:p>
      <text:list text:style-name="L75">
        <text:list-item>
          <text:p text:style-name="P129">близка к 1 на малых N, </text:p>
        </text:list-item>
        <text:list-item>
          <text:p text:style-name="P129">затем <text:span text:style-name="Strong_20_Emphasis">резко</text:span> переходит к малым значениям после некоторого N\*, </text:p>
        </text:list-item>
        <text:list-item>
          <text:p text:style-name="P130">причём N\* сдвигается при изменении fmeas и η. </text:p>
        </text:list-item>
      </text:list>
      <text:p text:style-name="Text_20_body">Типовая “сигнатура phase saturation”:</text:p>
      <text:list text:style-name="L76">
        <text:list-item>
          <text:p text:style-name="P131">не чистая экспонента V∼e−cN, </text:p>
        </text:list-item>
        <text:list-item>
          <text:p text:style-name="P132">а скорее “плато → излом → спад” (логистический/erf‑переход, либо степенной хвост после порога). </text:p>
        </text:list-item>
      </text:list>
      <text:p text:style-name="Text_20_body">Операционально вы это проверяете фитами:</text:p>
      <text:list text:style-name="L77">
        <text:list-item>
          <text:p text:style-name="P133">экспонента vs логистическая/пороговая модель, </text:p>
        </text:list-item>
        <text:list-item>
          <text:p text:style-name="P134">сравнение AIC/BIC. </text:p>
        </text:list-item>
      </text:list>
      <text:h text:style-name="Heading_20_3" text:outline-level="3">4.2. Предсказание “частота измерения как контрольная ручка”</text:h>
      <text:p text:style-name="Text_20_body">Если эффект именно информационный, то увеличение частоты/силы измерения должно:</text:p>
      <text:list text:style-name="L78">
        <text:list-item>
          <text:p text:style-name="P135">уменьшать N\* (порог наступает раньше), </text:p>
        </text:list-item>
        <text:list-item>
          <text:p text:style-name="P135">увеличивать крутизну перехода, </text:p>
        </text:list-item>
        <text:list-item>
          <text:p text:style-name="P136">либо вводить зависимость V≈V(N⋅fmeas) (collapse переменных). </text:p>
        </text:list-item>
      </text:list>
      <text:h text:style-name="Heading_20_3" text:outline-level="3">4.3. Предсказание “аналог квантового Зенона/анти-Зенона”</text:h>
      <text:p text:style-name="Text_20_body">Поскольку Πmeas — активный элемент, должны проявиться режимы:</text:p>
      <text:list text:style-name="L79">
        <text:list-item>
          <text:p text:style-name="P137">при очень частом измерении система “застывает” в базисе наблюдения (Zenon‑подобное подавление переходов), </text:p>
        </text:list-item>
        <text:list-item>
          <text:p text:style-name="P138">при промежуточной частоте — возможен анти‑Зенон (ускорение распада когерентности). </text:p>
        </text:list-item>
      </text:list>
      <text:p text:style-name="Text_20_body">Это даёт характерную <text:span text:style-name="Strong_20_Emphasis">немонотонность</text:span> некоторой метрики (например, скорости потери V как функции fmeas).</text:p>
      <text:h text:style-name="Heading_20_2" text:outline-level="2"><text:soft-page-break/>5) Связь с общедоступными данными (что реально “сверить”)</text:h>
      <text:p text:style-name="Text_20_body">В отличие от SPARC (Проект A), для квантовой когерентности “единый публичный датасет” менее стандартен, но есть два пути, которые обычно проходят как “опора на общедоступное”:</text:p>
      <text:h text:style-name="Heading_20_3" text:outline-level="3">5.1. Сверка с известными опубликованными scaling‑законами</text:h>
      <text:p text:style-name="Text_20_body">Можно брать из литературы (публичные графики/цифровки):</text:p>
      <text:list text:style-name="L80">
        <text:list-item>
          <text:p text:style-name="P139">зависимость времени когерентности от массы/размера в интерферометрии крупных молекул (C60 и дальше), </text:p>
        </text:list-item>
        <text:list-item>
          <text:p text:style-name="P139">эксперименты с сверхпроводниковыми кубитами (T2 vs параметры считывания), </text:p>
        </text:list-item>
        <text:list-item>
          <text:p text:style-name="P140">оптомеханика (decoherence vs температура/давление/масса). </text:p>
        </text:list-item>
      </text:list>
      <text:p text:style-name="Text_20_body"><text:span text:style-name="Strong_20_Emphasis">Важно:</text:span> вы не обязаны воспроизвести абсолютные числа (в “мировых единицах”), но обязаны воспроизвести <text:span text:style-name="Strong_20_Emphasis">форму зависимости</text:span> и ранжирование режимов.</text:p>
      <text:h text:style-name="Heading_20_3" text:outline-level="3">5.2. Сверка с “типовыми формами” (без чисел)</text:h>
      <text:p text:style-name="Text_20_body">Если вы пока не маппите модельные единицы к физическим, то минимально честная проверка:</text:p>
      <text:list text:style-name="L81">
        <text:list-item>
          <text:p text:style-name="P141">совпадение качественных режимов (порог, зеноновская область, скейлинг по Nfmeas), </text:p>
        </text:list-item>
        <text:list-item>
          <text:p text:style-name="P142">проверка, что без Πmeas интерференция сохраняется (контроль). </text:p>
        </text:list-item>
      </text:list>
      <text:h text:style-name="Heading_20_2" text:outline-level="2">6) Бейзлайны (с чем сравнить внутри симулятора)</text:h>
      <text:p text:style-name="Text_20_body">Чтобы доказать, что эффект специфичен для Πmeas, нужны сравнения:</text:p>
      <text:list text:style-name="L82">
        <text:list-item>
          <text:p text:style-name="P143"><text:span text:style-name="Strong_20_Emphasis">Без измерения</text:span>: η=0 или fmeas=∞ — должно быть максимальное V. </text:p>
        </text:list-item>
        <text:list-item>
          <text:p text:style-name="P143"><text:span text:style-name="Strong_20_Emphasis">Простой шум</text:span>: добавьте банальный деполяризующий/фазовый шум с той же “мощностью” и покажите, что форма кривой другая (обычно гладкая экспонента без порога). </text:p>
        </text:list-item>
        <text:list-item>
          <text:p text:style-name="P144"><text:span text:style-name="Strong_20_Emphasis">Альтернативный оператор измерения</text:span>: если заменить Πmeas на другой coarse‑graining, исчезает/меняется сигнатура phase saturation. </text:p>
        </text:list-item>
      </text:list>
      <text:h text:style-name="Heading_20_2" text:outline-level="2">7) Метрики качества и критерии успеха</text:h>
      <text:h text:style-name="Heading_20_3" text:outline-level="3">7.1. Первичные метрики</text:h>
      <text:list text:style-name="L83">
        <text:list-item>
          <text:p text:style-name="P145">V(N,fmeas,η) — основная поверхность отклика. </text:p>
        </text:list-item>
        <text:list-item>
          <text:p text:style-name="P146">“порог” N\*(fmeas,η) — точка, где V падает ниже, например, 0.5. </text:p>
        </text:list-item>
      </text:list>
      <text:h text:style-name="Heading_20_3" text:outline-level="3">7.2. Вторичные метрики</text:h>
      <text:list text:style-name="L84">
        <text:list-item>
          <text:p text:style-name="P147">крутизна перехода (параметр логистического фита), </text:p>
        </text:list-item>
        <text:list-item>
          <text:p text:style-name="P147">показатель “коллапса переменных” (насколько хорошо кривые V совмещаются при рескейле осей), </text:p>
        </text:list-item>
        <text:list-item>
          <text:p text:style-name="P148">устойчивость по seed’ам (должно быть не случайным эффектом). </text:p>
        </text:list-item>
      </text:list>
      <text:h text:style-name="Heading_20_3" text:outline-level="3"><text:soft-page-break/>7.3. Успех (минимальный)</text:h>
      <text:list text:style-name="L85">
        <text:list-item>
          <text:p text:style-name="P149">Обнаружен устойчивый порог/насыщение фазы при сканировании N и параметров измерения. </text:p>
        </text:list-item>
        <text:list-item>
          <text:p text:style-name="P149">Порог контролируем fmeas и η предсказуемым образом. </text:p>
        </text:list-item>
        <text:list-item>
          <text:p text:style-name="P150">Бейзлайны (шум/без измерения) не воспроизводят ту же структуру. </text:p>
        </text:list-item>
      </text:list>
      <text:h text:style-name="Heading_20_2" text:outline-level="2">8) Риски/ловушки постановки (что нужно “закрыть” заранее)</text:h>
      <text:list text:style-name="L86">
        <text:list-item>
          <text:p text:style-name="P151"><text:span text:style-name="Strong_20_Emphasis">Подмена “измерения” шумом.</text:span><text:line-break/>Если Πmeas реализован как случайная примесь шума, результат не будет специфическим.</text:p>
        </text:list-item>
        <text:list-item>
          <text:p text:style-name="P151"><text:span text:style-name="Strong_20_Emphasis">Слишком свободная параметризация Πmeas.</text:span><text:line-break/>Если у Πmeas много ручек, вы сможете “нарисовать” любой порог. Нужна минимальная форма и фиксированный протокол.</text:p>
        </text:list-item>
        <text:list-item>
          <text:p text:style-name="P151"><text:span text:style-name="Strong_20_Emphasis">Непрозрачность отображения “фаза” ↔ “состояние SM‑ядра”.</text:span><text:line-break/>Нужно чётко сказать, что считается фазой (или аналогом), иначе “phase saturation” будет только метафорой.</text:p>
        </text:list-item>
      </text:list>
      <text:h text:style-name="Heading_20_2" text:outline-level="2">9) Minimal TargetSpec (как бы я зафиксировал B в репозитории)</text:h>
      <text:p text:style-name="Text_20_body">Если следовать “следующему шагу” из <text:a xlink:type="simple" xlink:href="https://app.giz.ai/files/2OSgJNaaGTQaJ5a6CTSXL" text:style-name="Internet_20_link" text:visited-style-name="Visited_20_Internet_20_Link">Experiments_v1.pdf</text:a>, то TargetSpec для B должен включать:</text:p>
      <text:list text:style-name="L87">
        <text:list-item>
          <text:p text:style-name="P152"><text:span text:style-name="Strong_20_Emphasis">Task</text:span>: симулировать интерференционный протокол и измерить V. </text:p>
        </text:list-item>
        <text:list-item>
          <text:p text:style-name="P152"><text:span text:style-name="Strong_20_Emphasis">Inputs</text:span>: N,T,fmeas,η,seed. </text:p>
        </text:list-item>
        <text:list-item>
          <text:p text:style-name="P152"><text:span text:style-name="Strong_20_Emphasis">Core</text:span>: </text:p>
          <text:list>
            <text:list-item>
              <text:p text:style-name="P152">SM‑ядро эволюции, </text:p>
            </text:list-item>
            <text:list-item>
              <text:p text:style-name="P152">оператор Πmeas (строго определённый), </text:p>
            </text:list-item>
            <text:list-item>
              <text:p text:style-name="P152">измерительный readout (какой observable и как получаем Imax/min). </text:p>
            </text:list-item>
          </text:list>
        </text:list-item>
        <text:list-item>
          <text:p text:style-name="P152"><text:span text:style-name="Strong_20_Emphasis">Outputs</text:span>: </text:p>
          <text:list>
            <text:list-item>
              <text:p text:style-name="P152">V, </text:p>
            </text:list-item>
            <text:list-item>
              <text:p text:style-name="P152">(опционально) purity/вне-диагональные элементы, </text:p>
            </text:list-item>
            <text:list-item>
              <text:p text:style-name="P152">оценка N\* и параметры фита. </text:p>
            </text:list-item>
          </text:list>
        </text:list-item>
        <text:list-item>
          <text:p text:style-name="P152"><text:span text:style-name="Strong_20_Emphasis">Acceptance tests</text:span>: </text:p>
          <text:list>
            <text:list-item>
              <text:p text:style-name="P152">при η=0: V→1 (в пределах статистики), </text:p>
            </text:list-item>
            <text:list-item>
              <text:p text:style-name="P152">при сильном измерении: V→0, </text:p>
            </text:list-item>
            <text:list-item>
              <text:p text:style-name="P153">воспроизводимость по seed’ам (дисперсия ограничена). </text:p>
            </text:list-item>
          </text:list>
        </text:list-item>
      </text:list>
      <text:p text:style-name="Text_20_body">Если хотите, в следующем сообщении (3/3) опишу <text:span text:style-name="Strong_20_Emphasis">Эксперимент C</text:span> из <text:a xlink:type="simple" xlink:href="https://app.giz.ai/files/2OSgJNaaGTQaJ5a6CTSXL" text:style-name="Internet_20_link" text:visited-style-name="Visited_20_Internet_20_Link">Experiments_v1.pdf</text:a> — тот, что связан с <text:span text:style-name="Strong_20_Emphasis">FTL/антиграв</text:span> как контекстным режимом геометрии (wormholes/поле χ) — и отдельно покажу, как “аккуратно отделить” совместимый режим от расширенного (как в файле и подчёркнуто).</text:p>
      <text:h text:style-name="Heading_20_2" text:outline-level="2"><text:soft-page-break/>Сообщение 3/3 — Эксперимент (Проект) C из <text:a xlink:type="simple" xlink:href="https://app.giz.ai/files/2OSgJNaaGTQaJ5a6CTSXL" text:style-name="Internet_20_link" text:visited-style-name="Visited_20_Internet_20_Link">Experiments_v1.pdf</text:a></text:h>
      <text:h text:style-name="Heading_20_3" text:outline-level="3">“FTL/антиграв как контекстные режимы геометрии (wormholes / доп. поле χ) — строго отделённые от совместимого режима”</text:h>
      <text:p text:style-name="Text_20_body">В <text:a xlink:type="simple" xlink:href="https://app.giz.ai/files/2OSgJNaaGTQaJ5a6CTSXL" text:style-name="Internet_20_link" text:visited-style-name="Visited_20_Internet_20_Link">Experiments_v1.pdf</text:a> Проект C обозначен как:<text:line-break/><text:span text:style-name="Strong_20_Emphasis">«FTL/антиграв — как контекстные режимы геометрии (wormholes/доп. поле χ), но это уже новая физика и должно быть тщательно отделено от совместимого режима.»</text:span></text:p>
      <text:p text:style-name="Text_20_body">Это важное замечание: <text:span text:style-name="Strong_20_Emphasis">С — не “подкрутить” A/B</text:span>, а отдельный тест “расширенного контекста” (контекст=1 из вашей формулировки), который обязан иметь:</text:p>
      <text:list text:style-name="L88">
        <text:list-item>
          <text:p text:style-name="P154">чёткие триггеры включения, </text:p>
        </text:list-item>
        <text:list-item>
          <text:p text:style-name="P154">предсказуемые сигнатуры, </text:p>
        </text:list-item>
        <text:list-item>
          <text:p text:style-name="P155">и строгие проверки, что в контекст=0 ничего не ломается (no‑signaling/каузальность на наблюдаемом уровне, отсутствие “антиграв” в обычных условиях и т.п.). </text:p>
        </text:list-item>
      </text:list>
      <text:p text:style-name="Text_20_body">Ниже — описание в том же формате, что A и B.</text:p>
      <text:h text:style-name="Heading_20_2" text:outline-level="2">1) Научная идея и проверяемая гипотеза</text:h>
      <text:h text:style-name="Heading_20_3" text:outline-level="3">1.1. Что утверждает проект C</text:h>
      <text:p text:style-name="Text_20_body">У вас есть “режим FTL через wormhole‑слой H(t) как path‑shortening” (вы это перечислили как часть MVP), а в <text:a xlink:type="simple" xlink:href="https://app.giz.ai/files/2OSgJNaaGTQaJ5a6CTSXL" text:style-name="Internet_20_link" text:visited-style-name="Visited_20_Internet_20_Link">Experiments_v1.pdf</text:a> это сформулировано как:</text:p>
      <text:list text:style-name="L89">
        <text:list-item>
          <text:p text:style-name="P156"><text:span text:style-name="Strong_20_Emphasis">контекстные режимы геометрии</text:span>: при определённых условиях активируется “wormhole‑слой” или дополнительное поле χ, </text:p>
        </text:list-item>
        <text:list-item>
          <text:p text:style-name="P157">что приводит к <text:span text:style-name="Strong_20_Emphasis">сокращению пути</text:span> (path‑shortening) и/или эффективному изменению знака/структуры гравитационного ответа (“антиграв” режим). </text:p>
        </text:list-item>
      </text:list>
      <text:p text:style-name="Text_20_body">То есть C — это “геометрический переключатель”: в обычном режиме метрика/граф ведут себя стандартно, а в расширенном — появляются редкие “короткие связи” или изменённая динамика.</text:p>
      <text:h text:style-name="Heading_20_3" text:outline-level="3">1.2. Фальсифицируемая гипотеза (операционально)</text:h>
      <text:p text:style-name="Text_20_body">Существует функция/критерий активации:<text:line-break/>context=1⇔T(state,OBS,χ,λs,Q,tOT,…)&gt;θ<text:line-break/>после чего:</text:p>
      <text:list text:style-name="L90">
        <text:list-item>
          <text:p text:style-name="P158"><text:span text:style-name="Strong_20_Emphasis">На графе возникает measurable path‑shortening</text:span>, т.е. сокращение эффективных расстояний между определёнными регионами (в терминах hop‑distance / geodesic / effective metric).</text:p>
        </text:list-item>
        <text:list-item>
          <text:p text:style-name="P158">Это даёт <text:span text:style-name="Strong_20_Emphasis">наблюдаемые сигнатуры</text:span> в динамике сигналов/частиц на графе:</text:p>
        </text:list-item>
      </text:list>
      <text:list text:style-name="L91">
        <text:list-item>
          <text:p text:style-name="P159">время достижения цели (arrival time) становится меньше, чем допускает baseline‑метрика, </text:p>
        </text:list-item>
        <text:list-item>
          <text:p text:style-name="P159"><text:soft-page-break/>распределение времен/длин путей получает характерный “левый хвост” (редкие сверхбыстрые события), </text:p>
        </text:list-item>
        <text:list-item>
          <text:p text:style-name="P160">либо меняется знак/профиль отклика на “гравитационный” источник (антиграв‑аналог). </text:p>
        </text:list-item>
      </text:list>
      <text:p text:style-name="Text_20_body">Если при корректно заданных триггерах T эффект не появляется — гипотеза о wormhole/χ‑режиме в вашем симуляторе не подтверждается даже на toy‑мире.</text:p>
      <text:h text:style-name="Heading_20_2" text:outline-level="2">2) Что именно измеряем (операциональные величины)</text:h>
      <text:p text:style-name="Text_20_body">Проект C должен опираться не на “FTL как лозунг”, а на конкретные измеряемые на графе величины.</text:p>
      <text:h text:style-name="Heading_20_3" text:outline-level="3">2.1. Метрика 1: эффективная дистанция / длина кратчайшего пути</text:h>
      <text:p text:style-name="Text_20_body">Определяем:</text:p>
      <text:list text:style-name="L92">
        <text:list-item>
          <text:p text:style-name="P161">d0(u,v) — baseline расстояние (обычный граф, контекст=0), </text:p>
        </text:list-item>
        <text:list-item>
          <text:p text:style-name="P162">d1(u,v,t) — расстояние при активном H(t)/wormhole‑слое. </text:p>
        </text:list-item>
      </text:list>
      <text:p text:style-name="Text_20_body">Тогда эффект:<text:line-break/>Δd(u,v,t)=d0(u,v)−d1(u,v,t)  &gt;  0<text:line-break/>Важны не единичные пары, а статистика по множеству пар.</text:p>
      <text:h text:style-name="Heading_20_3" text:outline-level="3">2.2. Метрика 2: время распространения сигнала (first passage time)</text:h>
      <text:p text:style-name="Text_20_body">Запускаем “сигнал” (волна/частица/маркер) из источника и меряем:</text:p>
      <text:list text:style-name="L93">
        <text:list-item>
          <text:p text:style-name="P163">Tarrive до цели, </text:p>
        </text:list-item>
        <text:list-item>
          <text:p text:style-name="P164">распределение P(Tarrive) по множеству запусков/пар. </text:p>
        </text:list-item>
      </text:list>
      <text:p text:style-name="Text_20_body"><text:span text:style-name="Strong_20_Emphasis">Сигнатура FTL‑подобия</text:span> в toy‑мире: существенная масса вероятности на временах, недостижимых без wormhole‑слоя, то есть появление отдельного режима (“ранние приходы”).</text:p>
      <text:h text:style-name="Heading_20_3" text:outline-level="3">2.3. Метрика 3: “антиграв” как смена знака/профиля отклика</text:h>
      <text:p text:style-name="Text_20_body">Если у вас есть гравитационный потенциал/поле ϕ и ускорение a∼−∇ϕ, то “антиграв” можно формализовать как:</text:p>
      <text:list text:style-name="L94">
        <text:list-item>
          <text:p text:style-name="P165">смена направления ускорения относительно источника, </text:p>
        </text:list-item>
        <text:list-item>
          <text:p text:style-name="P166">или изменение зависимости a(r) на участке (например, локально a указывает “от массы”). </text:p>
        </text:list-item>
      </text:list>
      <text:p text:style-name="Text_20_body">В кодовой базе это очень близко к проверкам, которые видны во фрагменте <text:a xlink:type="simple" xlink:href="https://app.giz.ai/files/GZ22f7MghppPxILM2L3-P" text:style-name="Internet_20_link" text:visited-style-name="Visited_20_Internet_20_Link">world_search_final(2).pdf</text:a>: там явно сравнивают ускорение с −∇ϕ и проверяют эквивалентность. В C аналогично можно ввести проверку “знака” и “монотонности” профиля.</text:p>
      <text:h text:style-name="Heading_20_2" text:outline-level="2"><text:soft-page-break/>3) Протокол симуляции (как поставить C в коде)</text:h>
      <text:h text:style-name="Heading_20_3" text:outline-level="3">3.1. Базовый мир (контекст=0) — обязательный контроль</text:h>
      <text:p text:style-name="Text_20_body">Перед любым “FTL” нужно зафиксировать baseline:</text:p>
      <text:list text:style-name="L95">
        <text:list-item>
          <text:p text:style-name="P167">Сгенерировать геометрию (ваш power‑law граф, embedding). </text:p>
        </text:list-item>
        <text:list-item>
          <text:p text:style-name="P167">Определить стандартную динамику (распространение, гравитационный ответ). </text:p>
        </text:list-item>
        <text:list-item>
          <text:p text:style-name="P168">Замерить: </text:p>
        </text:list-item>
      </text:list>
      <text:list text:style-name="L96">
        <text:list-item>
          <text:p text:style-name="P169">d0(u,v), </text:p>
        </text:list-item>
        <text:list-item>
          <text:p text:style-name="P169">Tarrive0(u,v), </text:p>
        </text:list-item>
        <text:list-item>
          <text:p text:style-name="P170">профиль a0(r) при стандартных источниках. </text:p>
        </text:list-item>
      </text:list>
      <text:p text:style-name="Text_20_body">Этот baseline используется как “сравнить до/после”.</text:p>
      <text:h text:style-name="Heading_20_3" text:outline-level="3">3.2. Определение “wormhole‑слоя” H(t)</text:h>
      <text:p text:style-name="Text_20_body">В терминах <text:a xlink:type="simple" xlink:href="https://app.giz.ai/files/2OSgJNaaGTQaJ5a6CTSXL" text:style-name="Internet_20_link" text:visited-style-name="Visited_20_Internet_20_Link">Experiments_v1.pdf</text:a> wormhole‑слой — это механизм <text:span text:style-name="Strong_20_Emphasis">path‑shortening</text:span>.</text:p>
      <text:p text:style-name="Text_20_body">Операционально это может быть реализовано как:</text:p>
      <text:list text:style-name="L97">
        <text:list-item>
          <text:p text:style-name="P171">добавление временных ребер (shortcuts) между удаленными узлами, </text:p>
        </text:list-item>
        <text:list-item>
          <text:p text:style-name="P171">временное изменение весов ребер (снижение “стоимости” перехода), </text:p>
        </text:list-item>
        <text:list-item>
          <text:p text:style-name="P172">включение отдельного подграфа H(t), который соединяет кластеры. </text:p>
        </text:list-item>
      </text:list>
      <text:p text:style-name="Text_20_body">Важно зафиксировать:</text:p>
      <text:list text:style-name="L98">
        <text:list-item>
          <text:p text:style-name="P173"><text:span text:style-name="Strong_20_Emphasis">как выбираются пары узлов для wormhole‑ребер</text:span> (случайно? по χ? по OBS/IFACE?), </text:p>
        </text:list-item>
        <text:list-item>
          <text:p text:style-name="P173"><text:span text:style-name="Strong_20_Emphasis">какая интенсивность</text:span> (сколько shortcut‑ребер на узел), </text:p>
        </text:list-item>
        <text:list-item>
          <text:p text:style-name="P174"><text:span text:style-name="Strong_20_Emphasis">какая длительность жизни</text:span> shortcut (сколько шагов). </text:p>
        </text:list-item>
      </text:list>
      <text:h text:style-name="Heading_20_3" text:outline-level="3">3.3. Триггер контекста (когда включается H(t))</text:h>
      <text:p text:style-name="Text_20_body">Поскольку в вашей общей рамке “контекст=1” связан с наблюдательской/семантической динамикой, естественный вариант (и он согласуется по духу с <text:a xlink:type="simple" xlink:href="https://app.giz.ai/files/EljdBEFwvKSyTxfHYHjS7" text:style-name="Internet_20_link" text:visited-style-name="Visited_20_Internet_20_Link">Meaning_v1.pdf</text:a>, гл. 14 про наблюдательные метрики) — сделать триггер функцией от:</text:p>
      <text:list text:style-name="L99">
        <text:list-item>
          <text:p text:style-name="P175">λ(t) / λs(t): режимы “λ≈1” vs “λ≫1”, </text:p>
        </text:list-item>
        <text:list-item>
          <text:p text:style-name="P175">Q(t): смысловая плотность/нагрузка, </text:p>
        </text:list-item>
        <text:list-item>
          <text:p text:style-name="P175">tOT: моменты “коллапса инварианта” (стационарность метрики когерентности), </text:p>
        </text:list-item>
        <text:list-item>
          <text:p text:style-name="P176">и/или некоего поля χ. </text:p>
        </text:list-item>
      </text:list>
      <text:p text:style-name="Text_20_body">Пример того, что должно быть явно прописано в TargetSpec:</text:p>
      <text:list text:style-name="L100">
        <text:list-item>
          <text:p text:style-name="P177">H(t) включается только на окнах времени, когда выполнено λ(t)≈1 <text:span text:style-name="Emphasis">и</text:span> система близка к OT (или наоборот — в зависимости от вашей модели); </text:p>
        </text:list-item>
        <text:list-item>
          <text:p text:style-name="P178">либо H(t) включается при превышении порога χ&gt;χ\*. </text:p>
        </text:list-item>
      </text:list>
      <text:p text:style-name="Text_20_body">Без явного триггера С превращается в “мы включили shortcut когда захотели”.</text:p>
      <text:h text:style-name="Heading_20_2" text:outline-level="2"><text:soft-page-break/>4) Ожидаемый вид результатов (формы кривых/распределений)</text:h>
      <text:h text:style-name="Heading_20_3" text:outline-level="3">4.1. Сигнатура path‑shortening: распределение Δd</text:h>
      <text:p text:style-name="Text_20_body">После активации H(t) ожидаете:</text:p>
      <text:list text:style-name="L101">
        <text:list-item>
          <text:p text:style-name="P179">Δd распределено не как шум вокруг 0, а имеет: </text:p>
          <text:list>
            <text:list-item>
              <text:p text:style-name="P179">либо явный сдвиг среднего E[Δd]&gt;0, </text:p>
            </text:list-item>
            <text:list-item>
              <text:p text:style-name="P180">либо тяжёлый хвост больших Δd (редкие “мосты” дают огромный выигрыш). </text:p>
            </text:list-item>
          </text:list>
        </text:list-item>
      </text:list>
      <text:p text:style-name="Text_20_body">График: CCDF P(Δd&gt;x) должен показывать дополнительный хвост.</text:p>
      <text:h text:style-name="Heading_20_3" text:outline-level="3">4.2. Сигнатура FTL‑подобия: смесь распределений времен прихода</text:h>
      <text:p text:style-name="Text_20_body">Для Tarrive ожидается не просто ускорение всех путей, а <text:span text:style-name="Strong_20_Emphasis">двухрежимность</text:span>:</text:p>
      <text:list text:style-name="L102">
        <text:list-item>
          <text:p text:style-name="P181">основной пик соответствует обычной геометрии, </text:p>
        </text:list-item>
        <text:list-item>
          <text:p text:style-name="P182">второй пик/хвост слева — редкие сверхбыстрые приходы. </text:p>
        </text:list-item>
      </text:list>
      <text:p text:style-name="Text_20_body">То есть P(T) лучше описывается смесью:<text:line-break/>P(T)≈(1−p)P0(T)+pPwh(T),<text:line-break/>где p — частота активации/попадания в wormhole‑маршрут.</text:p>
      <text:h text:style-name="Heading_20_3" text:outline-level="3">4.3. Сигнатура “антиграв”: смена направления ускорения / немонотонность a(r)</text:h>
      <text:p text:style-name="Text_20_body">Если реализуете “антиграв” как эффект поля χ, то у источника массы при контекст=1 может появляться область, где:</text:p>
      <text:list text:style-name="L103">
        <text:list-item>
          <text:p text:style-name="P183">a(r) меняет знак, </text:p>
        </text:list-item>
        <text:list-item>
          <text:p text:style-name="P183">или ∂a/∂r нарушает обычную монотонность, </text:p>
        </text:list-item>
        <text:list-item>
          <text:p text:style-name="P184">или “пробная частица” уходит от источника. </text:p>
        </text:list-item>
      </text:list>
      <text:p text:style-name="Text_20_body">Критически важно показать:</text:p>
      <text:list text:style-name="L104">
        <text:list-item>
          <text:p text:style-name="P185">что это не численная нестабильность решателя Lϕ=ρ, </text:p>
        </text:list-item>
        <text:list-item>
          <text:p text:style-name="P186">и что в контекст=0 знак всегда “нормальный”. </text:p>
        </text:list-item>
      </text:list>
      <text:h text:style-name="Heading_20_2" text:outline-level="2">5) “Тщательно отделить от совместимого режима”: какие нужны тесты безопасности</text:h>
      <text:p text:style-name="Text_20_body">Фраза из <text:a xlink:type="simple" xlink:href="https://app.giz.ai/files/2OSgJNaaGTQaJ5a6CTSXL" text:style-name="Internet_20_link" text:visited-style-name="Visited_20_Internet_20_Link">Experiments_v1.pdf</text:a> — центральная: <text:span text:style-name="Emphasis">“это уже новая физика и должно быть тщательно отделено от совместимого режима.”</text:span><text:line-break/>Это значит: в эксперименте C обязательно должны быть <text:span text:style-name="Strong_20_Emphasis">гейты</text:span>, доказывающие, что эффект не “просачивается” в baseline.</text:p>
      <text:h text:style-name="Heading_20_3" text:outline-level="3">5.1. Тест 1: нулевая утечка при контекст=0</text:h>
      <text:p text:style-name="Text_20_body">При выключенном триггере:</text:p>
      <text:list text:style-name="L105">
        <text:list-item>
          <text:p text:style-name="P187">никаких shortcut‑ребер, </text:p>
        </text:list-item>
        <text:list-item>
          <text:p text:style-name="P188"><text:soft-page-break/>статистика d(u,v), Tarrive, a(r) совпадает с baseline (в пределах Monte‑Carlo ошибок). </text:p>
        </text:list-item>
      </text:list>
      <text:h text:style-name="Heading_20_3" text:outline-level="3">5.2. Тест 2: локальность условий активации</text:h>
      <text:p text:style-name="Text_20_body">Если H(t) зависит от OBS/семантики, нужно показать:</text:p>
      <text:list text:style-name="L106">
        <text:list-item>
          <text:p text:style-name="P189">что “дальний наблюдатель” (без доступа к контексту) не может использовать это для сигнальной передачи в контекст=0. </text:p>
        </text:list-item>
      </text:list>
      <text:p text:style-name="Text_20_body">Практически: вы вводите протокол A/B:</text:p>
      <text:list text:style-name="L107">
        <text:list-item>
          <text:p text:style-name="P190">в A “наблюдатель пытается включить контекст=1”, </text:p>
        </text:list-item>
        <text:list-item>
          <text:p text:style-name="P191">в B не пытается,<text:line-break/>и проверяете, что без доступа к “координатам контекста” отличить A от B нельзя (или отличие проявляется только после пост‑селекции/локального доступа). Это концептуально близко к тому, как в квантовых задачах избегают прямого no‑signaling нарушения. </text:p>
        </text:list-item>
      </text:list>
      <text:h text:style-name="Heading_20_3" text:outline-level="3">5.3. Тест 3: воспроизводимость и редкость (tail events)</text:h>
      <text:p text:style-name="Text_20_body">Если эффект редкий, вы обязаны дать:</text:p>
      <text:list text:style-name="L108">
        <text:list-item>
          <text:p text:style-name="P192">оценку частоты p, </text:p>
        </text:list-item>
        <text:list-item>
          <text:p text:style-name="P192">доверительный интервал, </text:p>
        </text:list-item>
        <text:list-item>
          <text:p text:style-name="P193">и зависимость p(θ) от порога триггера. </text:p>
        </text:list-item>
      </text:list>
      <text:p text:style-name="Text_20_body">Иначе любой “разовый” сверхбыстрый приход будет выглядеть как случайность.</text:p>
      <text:h text:style-name="Heading_20_2" text:outline-level="2">6) Как привязать C к наблюдаемым/открытым данным (честно)</text:h>
      <text:p text:style-name="Text_20_body">Проект C сложнее привязать к “готовым” публичным наборам (как SPARC) без лаборатории. Но есть реалистичные варианты, которые остаются в рамках “операциональности”:</text:p>
      <text:h text:style-name="Heading_20_3" text:outline-level="3">6.1. Симуляционный “публичный результат”: универсальные распределения</text:h>
      <text:p text:style-name="Text_20_body">Даже без внешних данных вы можете опубликовать:</text:p>
      <text:list text:style-name="L109">
        <text:list-item>
          <text:p text:style-name="P194">распределения P(Tarrive), P(Δd), </text:p>
        </text:list-item>
        <text:list-item>
          <text:p text:style-name="P194">фазовые диаграммы p(η,θ) активации, </text:p>
        </text:list-item>
        <text:list-item>
          <text:p text:style-name="P195">и строгие контрольные тесты контекст=0. </text:p>
        </text:list-item>
      </text:list>
      <text:p text:style-name="Text_20_body">Это будет “computational physics result”: проверяемость — через репозиторий и воспроизводимость (как вы и пишете в <text:a xlink:type="simple" xlink:href="https://app.giz.ai/files/2OSgJNaaGTQaJ5a6CTSXL" text:style-name="Internet_20_link" text:visited-style-name="Visited_20_Internet_20_Link">Experiments_v1.pdf</text:a>: hashes, версии мира, тесты).</text:p>
      <text:h text:style-name="Heading_20_3" text:outline-level="3">6.2. Связь с <text:a xlink:type="simple" xlink:href="https://app.giz.ai/files/EljdBEFwvKSyTxfHYHjS7" text:style-name="Internet_20_link" text:visited-style-name="Visited_20_Internet_20_Link">Meaning_v1.pdf</text:a>: наблюдательская часть как триггер</text:h>
      <text:p text:style-name="Text_20_body">Если вы хотите, чтобы “контекст” был не абстрактным тумблером, а связанным с наблюдателем, то можно использовать метрики из главы 14 <text:a xlink:type="simple" xlink:href="https://app.giz.ai/files/EljdBEFwvKSyTxfHYHjS7" text:style-name="Internet_20_link" text:visited-style-name="Visited_20_Internet_20_Link">Meaning_v1.pdf</text:a>:</text:p>
      <text:list text:style-name="L110">
        <text:list-item>
          <text:p text:style-name="P196">λ(t), </text:p>
        </text:list-item>
        <text:list-item>
          <text:p text:style-name="P196">внутренняя/межличностная когерентность Ξвнутр(t), Ξмеж(t), </text:p>
        </text:list-item>
        <text:list-item>
          <text:p text:style-name="P197"><text:soft-page-break/>OT как точки стационарности dΞdt≈0. </text:p>
        </text:list-item>
      </text:list>
      <text:p text:style-name="Text_20_body">Тогда эксперимент C можно поставить как “гибридный”:<text:line-break/>симулятор мира + “триггерные” временные ряды (реальные или синтетические), которые включают/выключают H(t). Даже если пока это не физический FTL, это даёт чёткий протокол включения, который можно повторять.</text:p>
      <text:h text:style-name="Heading_20_2" text:outline-level="2">7) Метрики качества и критерии успеха</text:h>
      <text:h text:style-name="Heading_20_3" text:outline-level="3">7.1. Первичные метрики</text:h>
      <text:list text:style-name="L111">
        <text:list-item>
          <text:p text:style-name="P198">Δd статистика: среднее, медиана, хвост CCDF. </text:p>
        </text:list-item>
        <text:list-item>
          <text:p text:style-name="P198">Tarrive: доля “ранних приходов” p и параметры смеси распределений. </text:p>
        </text:list-item>
        <text:list-item>
          <text:p text:style-name="P199">Для антиграв: доля траекторий с “отталкиванием” от источника + профиль a(r) до/после. </text:p>
        </text:list-item>
      </text:list>
      <text:h text:style-name="Heading_20_3" text:outline-level="3">7.2. Успех (минимальный)</text:h>
      <text:list text:style-name="L112">
        <text:list-item>
          <text:p text:style-name="P200">Есть чётко определённый триггер контекста. </text:p>
        </text:list-item>
        <text:list-item>
          <text:p text:style-name="P200">При контекст=1 появляется статистически значимое path‑shortening (не исчезает при смене seed’ов). </text:p>
        </text:list-item>
        <text:list-item>
          <text:p text:style-name="P201">При контекст=0 эффект отсутствует (жёсткий null test проходит). </text:p>
        </text:list-item>
      </text:list>
      <text:h text:style-name="Heading_20_3" text:outline-level="3">7.3. Провал</text:h>
      <text:list text:style-name="L113">
        <text:list-item>
          <text:p text:style-name="P202">Эффект появляется “иногда” и также появляется в baseline. </text:p>
        </text:list-item>
        <text:list-item>
          <text:p text:style-name="P202">Результат чувствителен к деталям решателя/дискретизации (численная нестабильность). </text:p>
        </text:list-item>
        <text:list-item>
          <text:p text:style-name="P203">Нельзя воспроизвести распределения при фиксированных хэшах “мира”. </text:p>
        </text:list-item>
      </text:list>
      <text:h text:style-name="Heading_20_2" text:outline-level="2">8) Minimal TargetSpec для C (в духе “следующего шага” из <text:a xlink:type="simple" xlink:href="https://app.giz.ai/files/2OSgJNaaGTQaJ5a6CTSXL" text:style-name="Internet_20_link" text:visited-style-name="Visited_20_Internet_20_Link">Experiments_v1.pdf</text:a>)</text:h>
      <text:p text:style-name="Text_20_body"><text:span text:style-name="Strong_20_Emphasis">Task:</text:span> обнаружить и количественно описать режим path‑shortening/антиграв при контекст=1.</text:p>
      <text:p text:style-name="Text_20_body"><text:span text:style-name="Strong_20_Emphasis">Inputs:</text:span></text:p>
      <text:list text:style-name="L114">
        <text:list-item>
          <text:p text:style-name="P204">параметры графа/геометрии (как в A), </text:p>
        </text:list-item>
        <text:list-item>
          <text:p text:style-name="P204">параметры wormhole‑слоя H(t): плотность shortcut, время жизни, </text:p>
        </text:list-item>
        <text:list-item>
          <text:p text:style-name="P204">параметры поля χ (если используется), </text:p>
        </text:list-item>
        <text:list-item>
          <text:p text:style-name="P204">правило триггера T&gt;θ, </text:p>
        </text:list-item>
        <text:list-item>
          <text:p text:style-name="P205">seed’ы. </text:p>
        </text:list-item>
      </text:list>
      <text:p text:style-name="Text_20_body"><text:span text:style-name="Strong_20_Emphasis">Procedure:</text:span></text:p>
      <text:list text:style-name="L115">
        <text:list-item>
          <text:p text:style-name="P206">baseline прогон контекст=0: собрать d0,Tarrive0,a0(r). </text:p>
        </text:list-item>
        <text:list-item>
          <text:p text:style-name="P206">прогон контекст=1: включать H(t) по триггеру, собрать d1,Tarrive1,a1(r). </text:p>
        </text:list-item>
        <text:list-item>
          <text:p text:style-name="P207">статистическое сравнение + null tests. </text:p>
        </text:list-item>
      </text:list>
      <text:p text:style-name="Text_20_body"><text:span text:style-name="Strong_20_Emphasis">Outputs:</text:span></text:p>
      <text:list text:style-name="L116">
        <text:list-item>
          <text:p text:style-name="P208"><text:soft-page-break/>таблицы/файлы с P(Δd), P(T), </text:p>
        </text:list-item>
        <text:list-item>
          <text:p text:style-name="P208">оценка p и её доверительный интервал, </text:p>
        </text:list-item>
        <text:list-item>
          <text:p text:style-name="P209">графики профилей a(r) и тесты на смену знака/аномалию. </text:p>
        </text:list-item>
      </text:list>
      <text:p text:style-name="Text_20_body"><text:span text:style-name="Strong_20_Emphasis">Acceptance tests:</text:span></text:p>
      <text:list text:style-name="L117">
        <text:list-item>
          <text:p text:style-name="P210">“No‑leak”: в контекст=0 E[Δd]≈0, нет ранних приходов. </text:p>
        </text:list-item>
        <text:list-item>
          <text:p text:style-name="P210">“Activation”: при контекст=1 E[Δd]&gt;0 и/или p существенно &gt;0. </text:p>
        </text:list-item>
        <text:list-item>
          <text:p text:style-name="P211">“Robustness”: эффект сохраняется при изменении seed и умеренных изменениях численной реализации. </text:p>
        </text:list-item>
      </text:list>
      <text:p text:style-name="Text_20_body">Если вы хотите, могу в следующем шаге сделать для C “конкретику уровня кода”:</text:p>
      <text:list text:style-name="L118">
        <text:list-item>
          <text:p text:style-name="P212">предложить точную формулу триггера T на основе λ(t) и Ξ(t) из <text:a xlink:type="simple" xlink:href="https://app.giz.ai/files/EljdBEFwvKSyTxfHYHjS7" text:style-name="Internet_20_link" text:visited-style-name="Visited_20_Internet_20_Link">Meaning_v1.pdf</text:a>, </text:p>
        </text:list-item>
        <text:list-item>
          <text:p text:style-name="P213">и расписать минимальный набор модулей репозитория (world → trigger → wormhole → metrics → report) так же, как вы планируете в <text:a xlink:type="simple" xlink:href="https://app.giz.ai/files/2OSgJNaaGTQaJ5a6CTSXL" text:style-name="Internet_20_link" text:visited-style-name="Visited_20_Internet_20_Link">Experiments_v1.pdf</text:a>. </text:p>
        </text:list-item>
      </text:list>
      <text:p text:style-name="Text_20_body">Ниже — “конкретика уровня кода” для <text:span text:style-name="Strong_20_Emphasis">Эксперимента C</text:span> (FTL/антиграв как контекстный wormhole‑слой H(t)), с (1) точной формулой триггера T на основе λ(t) и Ξ(t) из <text:a xlink:type="simple" xlink:href="https://app.giz.ai/files/EljdBEFwvKSyTxfHYHjS7" text:style-name="Internet_20_link" text:visited-style-name="Visited_20_Internet_20_Link">Meaning_v1.pdf</text:a> и (2) минимальной структурой репозитория по цепочке <text:span text:style-name="Emphasis">world → trigger → wormhole → metrics → report</text:span>, как запрошено в <text:a xlink:type="simple" xlink:href="https://app.giz.ai/files/2OSgJNaaGTQaJ5a6CTSXL" text:style-name="Internet_20_link" text:visited-style-name="Visited_20_Internet_20_Link">Experiments_v1.pdf</text:a> и с учётом двухрежимной валидации из <text:a xlink:type="simple" xlink:href="https://app.giz.ai/files/WTOV6_t7WEumoaFZp3vgx" text:style-name="Internet_20_link" text:visited-style-name="Visited_20_Internet_20_Link">New_Physics_v1.pdf</text:a>.</text:p>
      <text:h text:style-name="Heading_20_2" text:outline-level="2">1) Точный триггер T(t) из λ(t) и Ξ(t) (Meaning_v1)</text:h>
      <text:h text:style-name="Heading_20_3" text:outline-level="3">1.1. Что берём из <text:a xlink:type="simple" xlink:href="https://app.giz.ai/files/EljdBEFwvKSyTxfHYHjS7" text:style-name="Internet_20_link" text:visited-style-name="Visited_20_Internet_20_Link">Meaning_v1.pdf</text:a></text:h>
      <text:p text:style-name="Text_20_body">В файле задаётся идея, что:</text:p>
      <text:list text:style-name="L119">
        <text:list-item>
          <text:p text:style-name="P214">λ(t) — “скорость согласования / режим наблюдения” (есть режимы λ≈1 и λ≫1); </text:p>
        </text:list-item>
        <text:list-item>
          <text:p text:style-name="P214">Ξ(t) — метрика когерентности (внутренняя/межличностная); </text:p>
        </text:list-item>
        <text:list-item>
          <text:p text:style-name="P215">“Observation Time / OT” — момент/окно, где метрика когерентности выходит на стационарность (условно dΞ/dt≈0). </text:p>
        </text:list-item>
      </text:list>
      <text:p text:style-name="Text_20_body">Для C нам нужно <text:span text:style-name="Strong_20_Emphasis">детерминированное</text:span>, редкое, “ресурсно дорогое” условие включения H(t), как требуется в <text:a xlink:type="simple" xlink:href="https://app.giz.ai/files/WTOV6_t7WEumoaFZp3vgx" text:style-name="Internet_20_link" text:visited-style-name="Visited_20_Internet_20_Link">New_Physics_v1.pdf</text:a>: <text:span text:style-name="Emphasis">context=0 → H(t)=∅</text:span>, и только в device‑режиме (контекст=1) триггер может сработать.</text:p>
      <text:h text:style-name="Heading_20_3" text:outline-level="3">1.2. Нормализация величин</text:h>
      <text:p text:style-name="Text_20_body">Чтобы формула была устойчива, вводим нормированные версии:</text:p>
      <text:list text:style-name="L120">
        <text:list-item>
          <text:p text:style-name="P216">λn(t)=log⁡(1+λ(t)) — чтобы режим λ≫1 не доминировал численно. </text:p>
        </text:list-item>
        <text:list-item>
          <text:p text:style-name="P216">Ξ(t)∈[0,1] — если у вас не так, приводим линейно:<text:line-break/>Ξn(t)=clip(Ξ(t)−Ξmin⁡Ξmax⁡−Ξmin⁡,0,1) </text:p>
        </text:list-item>
        <text:list-item>
          <text:p text:style-name="P216">Производная на окне (чтобы не реагировать на шум):<text:line-break/>Ξ˙W(t)=Ξ(t)−Ξ(t−W)W </text:p>
        </text:list-item>
        <text:list-item>
          <text:p text:style-name="P217">“Стационарность OT”:<text:line-break/>SOT(t)=exp⁡(−∣Ξ˙W(t)∣ϵΞ)∈(0,1]<text:line-break/>где ϵΞ — допуск “почти стационарно”. </text:p>
        </text:list-item>
      </text:list>
      <text:h text:style-name="Heading_20_3" text:outline-level="3"><text:soft-page-break/>1.3. Триггер T(t): однозначная формула</text:h>
      <text:p text:style-name="Text_20_body">Требования (по смыслу C и <text:a xlink:type="simple" xlink:href="https://app.giz.ai/files/WTOV6_t7WEumoaFZp3vgx" text:style-name="Internet_20_link" text:visited-style-name="Visited_20_Internet_20_Link">New_Physics_v1.pdf</text:a>):</text:p>
      <text:list text:style-name="L121">
        <text:list-item>
          <text:p text:style-name="P218">редкость, </text:p>
        </text:list-item>
        <text:list-item>
          <text:p text:style-name="P218">детерминированность, </text:p>
        </text:list-item>
        <text:list-item>
          <text:p text:style-name="P218">зависимость от наблюдательского режима, </text:p>
        </text:list-item>
        <text:list-item>
          <text:p text:style-name="P219">явное отличие baseline vs device. </text:p>
        </text:list-item>
      </text:list>
      <text:p text:style-name="Text_20_body">Предлагаю следующий <text:span text:style-name="Strong_20_Emphasis">скаляр триггера</text:span>:<text:line-break/>T(t)=SOT(t)  ⋅  σ ⁣(Ξn(t)−θΞτΞ)⏟достаточная когерентность  ⋅  σ ⁣(θλ−λn(t)τλ)⏟λ≈1  (не “перегрев”)  ⋅  1[device_mode=1]⏟гейт совместимости<text:line-break/>где:</text:p>
      <text:list text:style-name="L122">
        <text:list-item>
          <text:p text:style-name="P220">σ(x)=11+e−x (логистическая функция), </text:p>
        </text:list-item>
        <text:list-item>
          <text:p text:style-name="P220">θΞ — порог когерентности (например 0.7), </text:p>
        </text:list-item>
        <text:list-item>
          <text:p text:style-name="P220">θλ — порог “не слишком большой λ” (т.е. близость к λ≈1 в лог‑шкале), </text:p>
        </text:list-item>
        <text:list-item>
          <text:p text:style-name="P220">τΞ,τλ — “мягкость” порога (например 0.05–0.15), </text:p>
        </text:list-item>
        <text:list-item>
          <text:p text:style-name="P220">SOT делает активацию возможной только около OT‑окон (стационарность когерентности), </text:p>
        </text:list-item>
        <text:list-item>
          <text:p text:style-name="P221">индикатор <text:span text:style-name="Source_20_Text">device_mode</text:span> гарантирует: <text:span text:style-name="Strong_20_Emphasis">в baseline C никогда не активируется</text:span> (как и требует “Compatibility mode” из <text:a xlink:type="simple" xlink:href="https://app.giz.ai/files/WTOV6_t7WEumoaFZp3vgx" text:style-name="Internet_20_link" text:visited-style-name="Visited_20_Internet_20_Link">New_Physics_v1.pdf</text:a>). </text:p>
        </text:list-item>
      </text:list>
      <text:p text:style-name="Text_20_body"><text:span text:style-name="Strong_20_Emphasis">Решение включения</text:span>:<text:line-break/>activate(t)=1[T(t)&gt;θT]<text:line-break/>где θT обычно 0.8–0.95 (делает событие редким).</text:p>
      <text:h text:style-name="Heading_20_3" text:outline-level="3">1.4. Почему именно так (коротко, но по делу)</text:h>
      <text:list text:style-name="L123">
        <text:list-item>
          <text:p text:style-name="P222">Ξ высокая: у наблюдателя/системы есть “согласованная структура”, которую можно использовать как “устройство”. </text:p>
        </text:list-item>
        <text:list-item>
          <text:p text:style-name="P222">λ≈1: режим “не разогнанной” семантической динамики (снижаем риск неконтролируемой “Both/N” логики). </text:p>
        </text:list-item>
        <text:list-item>
          <text:p text:style-name="P222">OT‑стационарность: фиксирует “замыкание петли” (идемпотентность/стабилизация наблюдения по смыслу Meaning). </text:p>
        </text:list-item>
        <text:list-item>
          <text:p text:style-name="P223"><text:span text:style-name="Source_20_Text">device_mode</text:span> — формальная реализация разделения совместимости/аномалии из <text:a xlink:type="simple" xlink:href="https://app.giz.ai/files/WTOV6_t7WEumoaFZp3vgx" text:style-name="Internet_20_link" text:visited-style-name="Visited_20_Internet_20_Link">New_Physics_v1.pdf</text:a>. </text:p>
        </text:list-item>
      </text:list>
      <text:h text:style-name="Heading_20_3" text:outline-level="3">1.5. Минимальный код триггера (псевдо‑Python)</text:h>
      <text:p text:style-name="Preformatted_20_Text"><text:span text:style-name="Source_20_Text">import math</text:span></text:p>
      <text:p text:style-name="Preformatted_20_Text"/>
      <text:p text:style-name="Preformatted_20_Text"><text:span text:style-name="Source_20_Text">def sigmoid(x: float) -&gt; float:</text:span></text:p>
      <text:p text:style-name="Preformatted_20_Text"><text:span text:style-name="Source_20_Text"><text:s text:c="4"/>return 1.0 / (1.0 + math.exp(-x))</text:span></text:p>
      <text:p text:style-name="Preformatted_20_Text"/>
      <text:p text:style-name="Preformatted_20_Text"><text:span text:style-name="Source_20_Text">def trigger_T(t, lambda_series, Xi_series, W,</text:span></text:p>
      <text:p text:style-name="Preformatted_20_Text"><text:span text:style-name="Source_20_Text"><text:s text:c="14"/>eps_xi=1e-3,</text:span></text:p>
      <text:p text:style-name="Preformatted_20_Text"><text:span text:style-name="Source_20_Text"><text:s text:c="14"/>theta_xi=0.7, tau_xi=0.08,</text:span></text:p>
      <text:p text:style-name="Preformatted_20_Text"><text:span text:style-name="Source_20_Text"><text:s text:c="14"/>theta_lam=math.log(2.0), tau_lam=0.08, # log(1+lambda) ~ log(2) =&gt; lambda~1</text:span></text:p>
      <text:p text:style-name="Preformatted_20_Text"><text:span text:style-name="Source_20_Text"><text:s text:c="14"/>device_mode=False):</text:span></text:p>
      <text:p text:style-name="Preformatted_20_Text"><text:span text:style-name="Source_20_Text"><text:s text:c="4"/>if not device_mode:</text:span></text:p>
      <text:p text:style-name="Preformatted_20_Text"><text:span text:style-name="Source_20_Text"><text:s text:c="8"/>return 0.0</text:span></text:p>
      <text:p text:style-name="Preformatted_20_Text"/>
      <text:p text:style-name="Preformatted_20_Text"><text:soft-page-break/><text:span text:style-name="Source_20_Text"><text:s text:c="4"/>lam = lambda_series[t]</text:span></text:p>
      <text:p text:style-name="Preformatted_20_Text"><text:span text:style-name="Source_20_Text"><text:s text:c="4"/>Xi <text:s/>= Xi_series[t]</text:span></text:p>
      <text:p text:style-name="Preformatted_20_Text"><text:span text:style-name="Source_20_Text"><text:s text:c="4"/>Xi_prev = Xi_series[max(0, t-W)]</text:span></text:p>
      <text:p text:style-name="Preformatted_20_Text"/>
      <text:p text:style-name="Preformatted_20_Text"><text:span text:style-name="Source_20_Text"><text:s text:c="4"/>lam_n = math.log(1.0 + lam)</text:span></text:p>
      <text:p text:style-name="Preformatted_20_Text"><text:span text:style-name="Source_20_Text"><text:s text:c="4"/>Xi_n <text:s/>= max(0.0, min(1.0, Xi)) <text:s/># если уже [0,1]</text:span></text:p>
      <text:p text:style-name="Preformatted_20_Text"/>
      <text:p text:style-name="Preformatted_20_Text"><text:span text:style-name="Source_20_Text"><text:s text:c="4"/>dXi = (Xi - Xi_prev) / max(1, W)</text:span></text:p>
      <text:p text:style-name="Preformatted_20_Text"><text:span text:style-name="Source_20_Text"><text:s text:c="4"/>S_ot = math.exp(-abs(dXi) / eps_xi)</text:span></text:p>
      <text:p text:style-name="Preformatted_20_Text"/>
      <text:p text:style-name="Preformatted_20_Text"><text:span text:style-name="Source_20_Text"><text:s text:c="4"/>gate_xi = sigmoid((Xi_n - theta_xi) / tau_xi)</text:span></text:p>
      <text:p text:style-name="Preformatted_20_Text"><text:span text:style-name="Source_20_Text"><text:s text:c="4"/>gate_lam = sigmoid((theta_lam - lam_n) / tau_lam) <text:s/># high when lam_n &lt;= theta_lam</text:span></text:p>
      <text:p text:style-name="Preformatted_20_Text"/>
      <text:p text:style-name="Preformatted_20_Text"><text:span text:style-name="Source_20_Text"><text:s text:c="4"/>return S_ot * gate_xi * gate_lam</text:span></text:p>
      <text:p text:style-name="Preformatted_20_Text"/>
      <text:p text:style-name="Preformatted_20_Text"><text:span text:style-name="Source_20_Text">def activate(t, **kwargs):</text:span></text:p>
      <text:p text:style-name="Preformatted_20_Text"><text:span text:style-name="Source_20_Text"><text:s text:c="4"/>T = trigger_T(t, **kwargs)</text:span></text:p>
      <text:p text:style-name="P224"><text:span text:style-name="Source_20_Text"><text:s text:c="4"/>return T &gt; 0.9</text:span></text:p>
      <text:h text:style-name="Heading_20_2" text:outline-level="2">2) Минимальный набор модулей репозитория: world → trigger → wormhole → metrics → report</text:h>
      <text:p text:style-name="Text_20_body">Ниже — структура, которая прямо отражает “TargetSpec → симуляция → метрики → отчёт”, о чём говорится в <text:a xlink:type="simple" xlink:href="https://app.giz.ai/files/2OSgJNaaGTQaJ5a6CTSXL" text:style-name="Internet_20_link" text:visited-style-name="Visited_20_Internet_20_Link">Experiments_v1.pdf</text:a>, и включает двухрежимную валидацию из <text:a xlink:type="simple" xlink:href="https://app.giz.ai/files/WTOV6_t7WEumoaFZp3vgx" text:style-name="Internet_20_link" text:visited-style-name="Visited_20_Internet_20_Link">New_Physics_v1.pdf</text:a>.</text:p>
      <text:h text:style-name="Heading_20_3" text:outline-level="3">2.1. Дерево папок (минимальный “инженерный скелет”)</text:h>
      <text:p text:style-name="Preformatted_20_Text"><text:span text:style-name="Source_20_Text">repo/</text:span></text:p>
      <text:p text:style-name="Preformatted_20_Text"><text:span text:style-name="Source_20_Text"><text:s text:c="2"/>README.md</text:span></text:p>
      <text:p text:style-name="Preformatted_20_Text"><text:span text:style-name="Source_20_Text"><text:s text:c="2"/>pyproject.toml (или requirements.txt)</text:span></text:p>
      <text:p text:style-name="Preformatted_20_Text"/>
      <text:p text:style-name="Preformatted_20_Text"><text:span text:style-name="Source_20_Text"><text:s text:c="2"/>world/</text:span></text:p>
      <text:p text:style-name="Preformatted_20_Text"><text:span text:style-name="Source_20_Text"><text:s text:c="4"/>__init__.py</text:span></text:p>
      <text:p text:style-name="Preformatted_20_Text"><text:span text:style-name="Source_20_Text"><text:s text:c="4"/>state.py <text:s text:c="13"/># WorldState: X_t, phi, P_t, S_sem, flags</text:span></text:p>
      <text:p text:style-name="Preformatted_20_Text"><text:span text:style-name="Source_20_Text"><text:s text:c="4"/>graph.py <text:s text:c="13"/># GraphStructure + базовые операции</text:span></text:p>
      <text:p text:style-name="Preformatted_20_Text"><text:span text:style-name="Source_20_Text"><text:s text:c="4"/>physics.py <text:s text:c="11"/># baseline динамика (RSL-совместимая)</text:span></text:p>
      <text:p text:style-name="Preformatted_20_Text"><text:span text:style-name="Source_20_Text"><text:s text:c="4"/>embedding.py <text:s text:c="9"/># IFACE embedding, distance, optional kd-tree</text:span></text:p>
      <text:p text:style-name="Preformatted_20_Text"><text:span text:style-name="Source_20_Text"><text:s text:c="4"/>rng.py <text:s text:c="15"/># seed/контексты ω (детерминированные)</text:span></text:p>
      <text:p text:style-name="Preformatted_20_Text"/>
      <text:p text:style-name="Preformatted_20_Text"><text:span text:style-name="Source_20_Text"><text:s text:c="2"/>control/</text:span></text:p>
      <text:p text:style-name="Preformatted_20_Text"><text:span text:style-name="Source_20_Text"><text:s text:c="4"/>__init__.py</text:span></text:p>
      <text:p text:style-name="Preformatted_20_Text"><text:span text:style-name="Source_20_Text"><text:s text:c="4"/>trigger.py <text:s text:c="11"/># T(t), activate(t) на основе lambda, Xi</text:span></text:p>
      <text:p text:style-name="Preformatted_20_Text"><text:span text:style-name="Source_20_Text"><text:s text:c="4"/>wormhole.py <text:s text:c="10"/># build_wormhole_edges / apply_H_t</text:span></text:p>
      <text:p text:style-name="Preformatted_20_Text"><text:span text:style-name="Source_20_Text"><text:s text:c="4"/>actions.py <text:s text:c="11"/># ActionGeometry, ActionMeasureContext (если нужно)</text:span></text:p>
      <text:p text:style-name="Preformatted_20_Text"><text:span text:style-name="Source_20_Text"><text:s text:c="4"/>device_mode.py <text:s text:c="7"/># gate: baseline vs device</text:span></text:p>
      <text:p text:style-name="Preformatted_20_Text"/>
      <text:p text:style-name="Preformatted_20_Text"><text:span text:style-name="Source_20_Text"><text:s text:c="2"/>metrics/</text:span></text:p>
      <text:p text:style-name="Preformatted_20_Text"><text:span text:style-name="Source_20_Text"><text:s text:c="4"/>__init__.py</text:span></text:p>
      <text:p text:style-name="Preformatted_20_Text"><text:span text:style-name="Source_20_Text"><text:s text:c="4"/>ftl.py <text:s text:c="15"/># d0/d1, Δd, arrival-time, mixture fit</text:span></text:p>
      <text:p text:style-name="Preformatted_20_Text"><text:span text:style-name="Source_20_Text"><text:s text:c="4"/>antigrav.py <text:s text:c="10"/># grad_phi_fn, sign checks, a(r) профили</text:span></text:p>
      <text:p text:style-name="Preformatted_20_Text"><text:span text:style-name="Source_20_Text"><text:s text:c="4"/>compatibility.py <text:s text:c="5"/># Born rule corr, F~1/r^2, инварианты SM</text:span></text:p>
      <text:p text:style-name="Preformatted_20_Text"><text:span text:style-name="Source_20_Text"><text:s text:c="4"/>paradox.py <text:s text:c="11"/># paradox_penalty: β1_sem, циклы, нестабильность</text:span></text:p>
      <text:p text:style-name="Preformatted_20_Text"/>
      <text:p text:style-name="Preformatted_20_Text"><text:span text:style-name="Source_20_Text"><text:s text:c="2"/>experiments/</text:span></text:p>
      <text:p text:style-name="Preformatted_20_Text"><text:span text:style-name="Source_20_Text"><text:s text:c="4"/>__init__.py</text:span></text:p>
      <text:p text:style-name="Preformatted_20_Text"><text:span text:style-name="Source_20_Text"><text:s text:c="4"/>expC_protocol.py <text:s text:c="5"/># два режима валидации A/B (как в New_Physics)</text:span></text:p>
      <text:p text:style-name="Preformatted_20_Text"><text:span text:style-name="Source_20_Text"><text:s text:c="4"/>targets.py <text:s text:c="11"/># TargetSpecFTLDelivery / TargetSpecAntiGrav</text:span></text:p>
      <text:p text:style-name="Preformatted_20_Text"><text:span text:style-name="Source_20_Text"><text:s text:c="4"/>sweep.py <text:s text:c="13"/># прогон по seeds, budgets, порогам</text:span></text:p>
      <text:p text:style-name="Preformatted_20_Text"><text:soft-page-break/></text:p>
      <text:p text:style-name="Preformatted_20_Text"><text:span text:style-name="Source_20_Text"><text:s text:c="2"/>data/</text:span></text:p>
      <text:p text:style-name="Preformatted_20_Text"><text:span text:style-name="Source_20_Text"><text:s text:c="4"/>contexts/ <text:s text:c="12"/># (опционально) сохранённые lambda(t), Xi(t) или синтетика</text:span></text:p>
      <text:p text:style-name="Preformatted_20_Text"><text:span text:style-name="Source_20_Text"><text:s text:c="4"/>runs/ <text:s text:c="16"/># артефакты прогонов (parquet/json)</text:span></text:p>
      <text:p text:style-name="Preformatted_20_Text"/>
      <text:p text:style-name="Preformatted_20_Text"><text:span text:style-name="Source_20_Text"><text:s text:c="2"/>reports/</text:span></text:p>
      <text:p text:style-name="Preformatted_20_Text"><text:span text:style-name="Source_20_Text"><text:s text:c="4"/>make_report.py <text:s text:c="7"/># агрегация метрик → figures/tables</text:span></text:p>
      <text:p text:style-name="Preformatted_20_Text"><text:span text:style-name="Source_20_Text"><text:s text:c="4"/>templates/ <text:s text:c="11"/># md/tex шаблоны</text:span></text:p>
      <text:p text:style-name="Preformatted_20_Text"/>
      <text:p text:style-name="Preformatted_20_Text"><text:span text:style-name="Source_20_Text"><text:s text:c="2"/>tests/</text:span></text:p>
      <text:p text:style-name="Preformatted_20_Text"><text:span text:style-name="Source_20_Text"><text:s text:c="4"/>test_trigger.py</text:span></text:p>
      <text:p text:style-name="Preformatted_20_Text"><text:span text:style-name="Source_20_Text"><text:s text:c="4"/>test_wormhole_gating.py</text:span></text:p>
      <text:p text:style-name="Preformatted_20_Text"><text:span text:style-name="Source_20_Text"><text:s text:c="4"/>test_compatibility_mode.py</text:span></text:p>
      <text:p text:style-name="P224"><text:span text:style-name="Source_20_Text"><text:s text:c="4"/>test_reproducibility_hash.py</text:span></text:p>
      <text:h text:style-name="Heading_20_2" text:outline-level="2">3) Что делает каждый слой (по цепочке)</text:h>
      <text:h text:style-name="Heading_20_3" text:outline-level="3">3.1. <text:span text:style-name="Source_20_Text">world/</text:span> — “обычная физика” (контекст=0)</text:h>
      <text:p text:style-name="Text_20_body"><text:span text:style-name="Strong_20_Emphasis">Цель:</text:span> реализовать совместимый базис, который <text:span text:style-name="Emphasis">всегда</text:span> воспроизводим и не содержит H(t).</text:p>
      <text:list text:style-name="L124">
        <text:list-item>
          <text:p text:style-name="P225"><text:span text:style-name="Source_20_Text">world/state.py</text:span> </text:p>
          <text:list>
            <text:list-item>
              <text:p text:style-name="P225"><text:span text:style-name="Source_20_Text">WorldState</text:span> хранит: </text:p>
              <text:list>
                <text:list-item>
                  <text:p text:style-name="P225"><text:span text:style-name="Source_20_Text">X_t</text:span> (состояние SM‑ядра/подложки), </text:p>
                </text:list-item>
                <text:list-item>
                  <text:p text:style-name="P225"><text:span text:style-name="Source_20_Text">phi</text:span> (если есть), </text:p>
                </text:list-item>
                <text:list-item>
                  <text:p text:style-name="P225"><text:span text:style-name="Source_20_Text">S_sem</text:span> (семантическое состояние, если участвует), </text:p>
                </text:list-item>
                <text:list-item>
                  <text:p text:style-name="P225"><text:span text:style-name="Source_20_Text">P_t</text:span> (если вы добавили вероятность как объект состояния — это из <text:a xlink:type="simple" xlink:href="https://app.giz.ai/files/WTOV6_t7WEumoaFZp3vgx" text:style-name="Internet_20_link" text:visited-style-name="Visited_20_Internet_20_Link">New_Physics_v1.pdf</text:a>), </text:p>
                </text:list-item>
                <text:list-item>
                  <text:p text:style-name="P225"><text:span text:style-name="Source_20_Text">mode</text:span> / <text:span text:style-name="Source_20_Text">device_mode</text:span>. </text:p>
                </text:list-item>
              </text:list>
            </text:list-item>
          </text:list>
        </text:list-item>
        <text:list-item>
          <text:p text:style-name="P225"><text:span text:style-name="Source_20_Text">world/physics.py</text:span> </text:p>
          <text:list>
            <text:list-item>
              <text:p text:style-name="P226"><text:span text:style-name="Source_20_Text">step_baseline(state) -&gt; state</text:span> — детерминированный шаг RSL‑мира без wormholes. </text:p>
            </text:list-item>
          </text:list>
        </text:list-item>
      </text:list>
      <text:p text:style-name="Text_20_body"><text:span text:style-name="Strong_20_Emphasis">Инвариант-гейт:</text:span> при <text:span text:style-name="Source_20_Text">device_mode=False</text:span> любой код wormhole/FTL не должен влиять ни на граф, ни на метрики.</text:p>
      <text:h text:style-name="Heading_20_3" text:outline-level="3">3.2. <text:span text:style-name="Source_20_Text">control/trigger.py</text:span> — вычисление T(t) и флага <text:span text:style-name="Source_20_Text">activate</text:span></text:h>
      <text:p text:style-name="Text_20_body">Берёт:</text:p>
      <text:list text:style-name="L125">
        <text:list-item>
          <text:p text:style-name="P227">временные ряды λ(t), Ξ(t) (из <text:a xlink:type="simple" xlink:href="https://app.giz.ai/files/EljdBEFwvKSyTxfHYHjS7" text:style-name="Internet_20_link" text:visited-style-name="Visited_20_Internet_20_Link">Meaning_v1.pdf</text:a> либо синтетические), </text:p>
        </text:list-item>
        <text:list-item>
          <text:p text:style-name="P227">параметры порогов/окон,<text:line-break/>и выдаёт: </text:p>
        </text:list-item>
        <text:list-item>
          <text:p text:style-name="P227"><text:span text:style-name="Source_20_Text">T_value</text:span>, </text:p>
        </text:list-item>
        <text:list-item>
          <text:p text:style-name="P228"><text:span text:style-name="Source_20_Text">activate=True/False</text:span>. </text:p>
        </text:list-item>
      </text:list>
      <text:p text:style-name="Text_20_body">Важно: этот модуль <text:span text:style-name="Strong_20_Emphasis">не должен</text:span> трогать физику; он только вычисляет “контекстный сигнал”.</text:p>
      <text:h text:style-name="Heading_20_3" text:outline-level="3"><text:soft-page-break/>3.3. <text:span text:style-name="Source_20_Text">control/wormhole.py</text:span> — построение H(t) (wormhole‑edges) детерминированно</text:h>
      <text:p text:style-name="Text_20_body">Требование из <text:a xlink:type="simple" xlink:href="https://app.giz.ai/files/WTOV6_t7WEumoaFZp3vgx" text:style-name="Internet_20_link" text:visited-style-name="Visited_20_Internet_20_Link">New_Physics_v1.pdf</text:a>:<text:line-break/>H(t)=FH(X(t),Ssem(t),context), и при <text:span text:style-name="Source_20_Text">context=0</text:span> → H(t)=∅.</text:p>
      <text:p text:style-name="Text_20_body">Интерфейс:</text:p>
      <text:list text:style-name="L126">
        <text:list-item>
          <text:p text:style-name="P229"><text:span text:style-name="Source_20_Text">build_wormhole_edges(state, budget, anchor_type, ...) -&gt; list[Edge]</text:span> </text:p>
        </text:list-item>
        <text:list-item>
          <text:p text:style-name="P230"><text:span text:style-name="Source_20_Text">apply_H_t(graph, edges) -&gt; graph2</text:span> или “временное наложение” без мутации исходного. </text:p>
        </text:list-item>
      </text:list>
      <text:p text:style-name="Text_20_body"><text:span text:style-name="Strong_20_Emphasis">Детерминированность:</text:span> edges выбираются из <text:span text:style-name="Source_20_Text">state</text:span> + фиксированных rules, без RNG (или RNG только через seed контекста ω, который является частью детерминированного эпизода).</text:p>
      <text:p text:style-name="Text_20_body">Минимальная реализация выбора якорей:</text:p>
      <text:list text:style-name="L127">
        <text:list-item>
          <text:p text:style-name="P231"><text:span text:style-name="Source_20_Text">anchor_source = argmax distance in IFACE</text:span> </text:p>
        </text:list-item>
        <text:list-item>
          <text:p text:style-name="P232"><text:span text:style-name="Source_20_Text">anchor_target = argmax distance from source</text:span><text:line-break/>(или через “OmegaTypeX”, как упоминается в <text:a xlink:type="simple" xlink:href="https://app.giz.ai/files/WTOV6_t7WEumoaFZp3vgx" text:style-name="Internet_20_link" text:visited-style-name="Visited_20_Internet_20_Link">New_Physics_v1.pdf</text:a>, но это уже ваш словарь типов). </text:p>
        </text:list-item>
      </text:list>
      <text:h text:style-name="Heading_20_3" text:outline-level="3">3.4. <text:span text:style-name="Source_20_Text">metrics/ftl.py</text:span> — что считать “FTL” в симуляторе</text:h>
      <text:p text:style-name="Text_20_body">В <text:a xlink:type="simple" xlink:href="https://app.giz.ai/files/WTOV6_t7WEumoaFZp3vgx" text:style-name="Internet_20_link" text:visited-style-name="Visited_20_Internet_20_Link">New_Physics_v1.pdf</text:a> явно сказано: FTL надо определить на уровне IFACE как превышение скорости относительно локального канала; аккуратно: не “частица быстрее”, а “маршрут короче”.</text:p>
      <text:p text:style-name="Text_20_body">Минимально:</text:p>
      <text:list text:style-name="L128">
        <text:list-item>
          <text:p text:style-name="P233"><text:span text:style-name="Source_20_Text">d0 = iface_distance(graph_baseline, u, v)</text:span> </text:p>
        </text:list-item>
        <text:list-item>
          <text:p text:style-name="P233"><text:span text:style-name="Source_20_Text">d1 = iface_distance(graph_with_H, u, v)</text:span> </text:p>
        </text:list-item>
        <text:list-item>
          <text:p text:style-name="P233"><text:span text:style-name="Source_20_Text">Δd = d0 - d1</text:span> </text:p>
        </text:list-item>
        <text:list-item>
          <text:p text:style-name="P234">“FTL‑событие” = <text:span text:style-name="Source_20_Text">Δd &gt;= Δd_min</text:span> (или отношение <text:span text:style-name="Source_20_Text">d1/d0 &lt;= r_max</text:span>). </text:p>
        </text:list-item>
      </text:list>
      <text:p text:style-name="Text_20_body">Параллельно arrival-time:</text:p>
      <text:list text:style-name="L129">
        <text:list-item>
          <text:p text:style-name="P235">симулировать распространение (random walk / wavefront / message passing) и измерять <text:span text:style-name="Source_20_Text">T_arrive</text:span>. </text:p>
        </text:list-item>
      </text:list>
      <text:h text:style-name="Heading_20_3" text:outline-level="3">3.5. <text:span text:style-name="Source_20_Text">metrics/paradox.py</text:span> — paradox_penalty (логическая катастрофа)</text:h>
      <text:p text:style-name="Text_20_body">В <text:a xlink:type="simple" xlink:href="https://app.giz.ai/files/WTOV6_t7WEumoaFZp3vgx" text:style-name="Internet_20_link" text:visited-style-name="Visited_20_Internet_20_Link">New_Physics_v1.pdf</text:a> фитнес включает:<text:line-break/>F=wAFA+wBFB−wP paradox_penalty<text:line-break/>и подчёркнуто, что логика четырёхзначная (T/F/B/N), и штрафовать надо <text:span text:style-name="Strong_20_Emphasis">неконтролируемое</text:span> “Both” там, где нужна однозначность.</text:p>
      <text:p text:style-name="Text_20_body">Значит <text:span text:style-name="Source_20_Text">paradox_penalty</text:span> должен как минимум учитывать:</text:p>
      <text:list text:style-name="L130">
        <text:list-item>
          <text:p text:style-name="P236">рост “Both”/“Neither” в compatibility‑проверках, </text:p>
        </text:list-item>
        <text:list-item>
          <text:p text:style-name="P236">невозможность стабилизации (например, отсутствие OT/стационарности), </text:p>
        </text:list-item>
        <text:list-item>
          <text:p text:style-name="P237">появление патологических циклов. </text:p>
        </text:list-item>
      </text:list>
      <text:p text:style-name="Text_20_body"><text:soft-page-break/>Даже если β1,sem пока не реализован, можно начать с прокси:</text:p>
      <text:list text:style-name="L131">
        <text:list-item>
          <text:p text:style-name="P238">доля проверок, переходящих в B/N в baseline‑режиме, </text:p>
        </text:list-item>
        <text:list-item>
          <text:p text:style-name="P239">количество шагов без стабилизации ∣Ξ˙∣&gt;ϵ. </text:p>
        </text:list-item>
      </text:list>
      <text:h text:style-name="Heading_20_2" text:outline-level="2">4) Двухрежимная валидация A/B (как в New_Physics) — “протокол эксперимента C”</text:h>
      <text:h text:style-name="Heading_20_3" text:outline-level="3">4.1. Режим A: Compatibility mode (baseline)</text:h>
      <text:p text:style-name="Text_20_body">Файл <text:a xlink:type="simple" xlink:href="https://app.giz.ai/files/WTOV6_t7WEumoaFZp3vgx" text:style-name="Internet_20_link" text:visited-style-name="Visited_20_Internet_20_Link">New_Physics_v1.pdf</text:a> перечисляет тесты вида:</text:p>
      <text:list text:style-name="L132">
        <text:list-item>
          <text:p text:style-name="P240">Born rule corr≈1, </text:p>
        </text:list-item>
        <text:list-item>
          <text:p text:style-name="P240">F∼1/r2 в окне, </text:p>
        </text:list-item>
        <text:list-item>
          <text:p text:style-name="P241">SM‑инварианты. </text:p>
        </text:list-item>
      </text:list>
      <text:p text:style-name="Text_20_body">Для C это означает:</text:p>
      <text:list text:style-name="L133">
        <text:list-item>
          <text:p text:style-name="P242"><text:span text:style-name="Source_20_Text">device_mode=False</text:span> </text:p>
        </text:list-item>
        <text:list-item>
          <text:p text:style-name="P242"><text:span text:style-name="Source_20_Text">H(t)</text:span> всегда пуст </text:p>
        </text:list-item>
        <text:list-item>
          <text:p text:style-name="P242">metrics: </text:p>
          <text:list>
            <text:list-item>
              <text:p text:style-name="P242"><text:span text:style-name="Source_20_Text">compatibility_score</text:span> высокий, </text:p>
            </text:list-item>
            <text:list-item>
              <text:p text:style-name="P242"><text:span text:style-name="Source_20_Text">ftl_score</text:span> должен быть нулевой (или строго ниже порога), </text:p>
            </text:list-item>
            <text:list-item>
              <text:p text:style-name="P243"><text:span text:style-name="Source_20_Text">paradox_penalty</text:span> ≈ 0. </text:p>
            </text:list-item>
          </text:list>
        </text:list-item>
      </text:list>
      <text:h text:style-name="Heading_20_3" text:outline-level="3">4.2. Режим B: Device / anomalous mode</text:h>
      <text:list text:style-name="L134">
        <text:list-item>
          <text:p text:style-name="P244"><text:span text:style-name="Source_20_Text">device_mode=True</text:span> </text:p>
        </text:list-item>
        <text:list-item>
          <text:p text:style-name="P244">включается триггер T(t) и, если <text:span text:style-name="Source_20_Text">activate</text:span>, строится H(t) </text:p>
        </text:list-item>
        <text:list-item>
          <text:p text:style-name="P244">цель: </text:p>
          <text:list>
            <text:list-item>
              <text:p text:style-name="P244"><text:span text:style-name="Source_20_Text">ftl_score</text:span> высокий (ранние приходы / Δd&gt;0), </text:p>
            </text:list-item>
            <text:list-item>
              <text:p text:style-name="P244">но <text:span text:style-name="Source_20_Text">paradox_penalty</text:span> не взрывается, </text:p>
            </text:list-item>
            <text:list-item>
              <text:p text:style-name="P245">и baseline‑инварианты не ломаются “глобально” (например, вне окон активации всё возвращается к норме). </text:p>
            </text:list-item>
          </text:list>
        </text:list-item>
      </text:list>
      <text:h text:style-name="Heading_20_2" text:outline-level="2">5) Минимальный “run script” (sweep) для получения PΦ/P0≫1</text:h>
      <text:p text:style-name="Text_20_body">Из <text:a xlink:type="simple" xlink:href="https://app.giz.ai/files/WTOV6_t7WEumoaFZp3vgx" text:style-name="Internet_20_link" text:visited-style-name="Visited_20_Internet_20_Link">New_Physics_v1.pdf</text:a> следует практический рецепт: контексты ω = seeds, считаем вероятность успеха цели до/после action.</text:p>
      <text:p text:style-name="Text_20_body">В терминах C:</text:p>
      <text:list text:style-name="L135">
        <text:list-item>
          <text:p text:style-name="P246">Определяем событие успеха Φ: “доставить сигнал из A в B быстрее baseline‑предела”. </text:p>
        </text:list-item>
        <text:list-item>
          <text:p text:style-name="P246">Для каждого seed (контекст ω) запускаем эпизод: </text:p>
          <text:list>
            <text:list-item>
              <text:p text:style-name="P246">baseline action: <text:span text:style-name="Source_20_Text">ActionGeometry(mode="baseline")</text:span> </text:p>
            </text:list-item>
            <text:list-item>
              <text:p text:style-name="P247">device action: <text:span text:style-name="Source_20_Text">ActionGeometry(mode="wormhole", budget=b)</text:span> + включённый trigger </text:p>
            </text:list-item>
          </text:list>
        </text:list-item>
      </text:list>
      <text:p text:style-name="Text_20_body"><text:soft-page-break/>Считаем:</text:p>
      <text:list text:style-name="L136">
        <text:list-item>
          <text:p text:style-name="P248">P0=Pr⁡[Φ∣baseline] </text:p>
        </text:list-item>
        <text:list-item>
          <text:p text:style-name="P248">PΦ=Pr⁡[Φ∣device] </text:p>
        </text:list-item>
        <text:list-item>
          <text:p text:style-name="P249">ratio PΦ/P0 </text:p>
        </text:list-item>
      </text:list>
      <text:h text:style-name="Heading_20_2" text:outline-level="2">6) Минимальные тесты (чтобы это выглядело воспроизводимо и “научно строго”)</text:h>
      <text:list text:style-name="L137">
        <text:list-item>
          <text:p text:style-name="P250"><text:span text:style-name="Strong_20_Emphasis">Test gating:</text:span> при <text:span text:style-name="Source_20_Text">device_mode=False</text:span> функция <text:span text:style-name="Source_20_Text">build_wormhole_edges</text:span> возвращает пусто при любых входах. </text:p>
        </text:list-item>
        <text:list-item>
          <text:p text:style-name="P250"><text:span text:style-name="Strong_20_Emphasis">Test determinism:</text:span> при фиксированном seed и одинаковых series λ,Ξ набор wormhole‑ребер идентичен. </text:p>
        </text:list-item>
        <text:list-item>
          <text:p text:style-name="P250"><text:span text:style-name="Strong_20_Emphasis">Test no-leak FTL:</text:span> в baseline распределение <text:span text:style-name="Source_20_Text">Δd</text:span> имеет массу около 0 и не имеет “левого хвоста” времен прихода. </text:p>
        </text:list-item>
        <text:list-item>
          <text:p text:style-name="P251"><text:span text:style-name="Strong_20_Emphasis">Regression test на триггер:</text:span> заранее сохранённые короткие series λ,Ξ → ожидаемые <text:span text:style-name="Source_20_Text">activate</text:span> на определённых t. </text:p>
        </text:list-item>
      </text:list>
      <text:p text:style-name="Text_20_body">Если ответите на 3 вопроса из <text:a xlink:type="simple" xlink:href="https://app.giz.ai/files/WTOV6_t7WEumoaFZp3vgx" text:style-name="Internet_20_link" text:visited-style-name="Visited_20_Internet_20_Link">New_Physics_v1.pdf</text:a> (они там прямо перечислены):</text:p>
      <text:list text:style-name="L138">
        <text:list-item>
          <text:p text:style-name="P252">есть ли <text:span text:style-name="Source_20_Text">i_center</text:span> в IFACEObject, </text:p>
        </text:list-item>
        <text:list-item>
          <text:p text:style-name="P252">можно ли добавлять ребра на лету и как устроены <text:span text:style-name="Source_20_Text">neighbors</text:span>, </text:p>
        </text:list-item>
        <text:list-item>
          <text:p text:style-name="P253">где живёт <text:span text:style-name="Source_20_Text">phi</text:span>,<text:line-break/>— я адаптирую это под ваши реальные имена классов и дам уже не псевдо‑, а “вставляемый” код: <text:span text:style-name="Source_20_Text">build_wormhole_edges(...)</text:span>, <text:span text:style-name="Source_20_Text">grad_phi_fn(...)</text:span>, <text:span text:style-name="Source_20_Text">TargetSpecFTLDelivery(...)</text:span> и готовый <text:span text:style-name="Source_20_Text">experiments/expC_protocol.py</text:span>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23:56:30.099338866</meta:creation-date>
    <dc:date>2025-12-19T00:29:35.503975479</dc:date>
    <meta:editing-duration>PT8M51S</meta:editing-duration>
    <meta:editing-cycles>3</meta:editing-cycles>
    <meta:generator>LibreOffice/25.8.3.2$Linux_X86_64 LibreOffice_project/580$Build-2</meta:generator>
    <meta:print-date>2025-12-18T23:56:45.135710737</meta:print-date>
    <meta:printed-by>PDF files</meta:printed-by>
    <meta:document-statistic meta:table-count="0" meta:image-count="0" meta:object-count="0" meta:page-count="30" meta:paragraph-count="758" meta:word-count="6528" meta:character-count="49669" meta:non-whitespace-character-count="43360"/>
  </office:meta>
</office:document-meta>
</file>